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f3d41" officeooo:paragraph-rsid="001f3d41" style:font-weight-asian="bold" style:font-weight-complex="bold"/>
    </style:style>
    <style:style style:name="P2" style:family="paragraph" style:parent-style-name="Standard">
      <style:text-properties fo:font-weight="bold" officeooo:rsid="00252d35" officeooo:paragraph-rsid="00252d35" style:font-weight-asian="bold" style:font-weight-complex="bold"/>
    </style:style>
    <style:style style:name="P3" style:family="paragraph" style:parent-style-name="Standard">
      <style:text-properties fo:font-weight="bold" officeooo:rsid="0025388f" officeooo:paragraph-rsid="0025388f" style:font-weight-asian="bold" style:font-weight-complex="bold"/>
    </style:style>
    <style:style style:name="P4" style:family="paragraph" style:parent-style-name="Standard">
      <style:text-properties fo:font-weight="bold" officeooo:rsid="00213dad" officeooo:paragraph-rsid="0025388f" style:font-weight-asian="bold" style:font-weight-complex="bold"/>
    </style:style>
    <style:style style:name="P5" style:family="paragraph" style:parent-style-name="Standard">
      <style:text-properties fo:font-weight="bold" officeooo:rsid="002101d5" officeooo:paragraph-rsid="0025388f" style:font-weight-asian="bold" style:font-weight-complex="bold"/>
    </style:style>
    <style:style style:name="P6" style:family="paragraph" style:parent-style-name="Standard">
      <style:text-properties fo:font-weight="bold" officeooo:rsid="00268b9e" officeooo:paragraph-rsid="00268b9e" style:font-weight-asian="bold" style:font-weight-complex="bold"/>
    </style:style>
    <style:style style:name="P7" style:family="paragraph" style:parent-style-name="Standard">
      <style:text-properties fo:font-weight="bold" officeooo:rsid="00268b9e" officeooo:paragraph-rsid="00295bb1" style:font-weight-asian="bold" style:font-weight-complex="bold"/>
    </style:style>
    <style:style style:name="P8" style:family="paragraph" style:parent-style-name="Standard">
      <style:text-properties fo:font-weight="bold" officeooo:rsid="00295bb1" officeooo:paragraph-rsid="00295bb1" style:font-weight-asian="bold" style:font-weight-complex="bold"/>
    </style:style>
    <style:style style:name="P9" style:family="paragraph" style:parent-style-name="Standard">
      <style:text-properties fo:color="#000000" fo:font-size="12pt" fo:font-weight="normal" officeooo:rsid="001f3d41" officeooo:paragraph-rsid="001f3d41" style:font-size-asian="10.5pt" style:font-weight-asian="normal" style:font-size-complex="12pt" style:font-weight-complex="normal"/>
    </style:style>
    <style:style style:name="P10" style:family="paragraph" style:parent-style-name="Standard">
      <style:text-properties fo:color="#000000" fo:font-size="12pt" fo:font-weight="normal" officeooo:rsid="003c5ceb" officeooo:paragraph-rsid="003c5ceb" style:font-size-asian="10.5pt" style:font-weight-asian="normal" style:font-size-complex="12pt" style:font-weight-complex="normal"/>
    </style:style>
    <style:style style:name="P11" style:family="paragraph" style:parent-style-name="Standard">
      <style:text-properties fo:color="#000000" fo:font-size="12pt" fo:font-weight="bold" officeooo:rsid="001f3d41" officeooo:paragraph-rsid="001f3d41" style:font-size-asian="10.5pt" style:font-weight-asian="bold" style:font-size-complex="12pt" style:font-weight-complex="bold"/>
    </style:style>
    <style:style style:name="P12" style:family="paragraph" style:parent-style-name="Standard">
      <style:text-properties fo:color="#000000" fo:font-size="12pt" fo:font-weight="bold" officeooo:rsid="003c5ceb" officeooo:paragraph-rsid="003c5ceb" style:font-size-asian="10.5pt" style:font-weight-asian="bold" style:font-size-complex="12pt" style:font-weight-complex="bold"/>
    </style:style>
    <style:style style:name="P13" style:family="paragraph" style:parent-style-name="Standard">
      <style:text-properties officeooo:paragraph-rsid="001f3d41"/>
    </style:style>
    <style:style style:name="P14" style:family="paragraph" style:parent-style-name="Standard">
      <style:text-properties fo:font-size="12pt" fo:font-weight="normal" officeooo:paragraph-rsid="001f3d41" style:font-size-asian="12pt" style:font-weight-asian="normal" style:font-size-complex="12pt" style:font-weight-complex="normal"/>
    </style:style>
    <style:style style:name="P15" style:family="paragraph" style:parent-style-name="Standard">
      <style:text-properties fo:font-size="12pt" fo:font-weight="normal" officeooo:rsid="001f3d41" officeooo:paragraph-rsid="001f3d41" style:font-size-asian="12pt" style:font-weight-asian="normal" style:font-size-complex="12pt" style:font-weight-complex="normal"/>
    </style:style>
    <style:style style:name="P16" style:family="paragraph" style:parent-style-name="Standard">
      <style:text-properties fo:font-size="12pt" fo:font-weight="normal" officeooo:rsid="001f3d41" officeooo:paragraph-rsid="0025388f" style:font-size-asian="12pt" style:font-weight-asian="normal" style:font-size-complex="12pt" style:font-weight-complex="normal"/>
    </style:style>
    <style:style style:name="P17" style:family="paragraph" style:parent-style-name="Standard">
      <style:text-properties fo:font-size="12pt" fo:font-weight="normal" officeooo:rsid="002101d5" officeooo:paragraph-rsid="0025388f" style:font-size-asian="12pt" style:font-weight-asian="normal" style:font-size-complex="12pt" style:font-weight-complex="normal"/>
    </style:style>
    <style:style style:name="P18" style:family="paragraph" style:parent-style-name="Standard">
      <style:text-properties fo:font-size="12pt" fo:font-weight="normal" officeooo:rsid="00299fbd" officeooo:paragraph-rsid="00299fbd" style:font-size-asian="12pt" style:font-weight-asian="normal" style:font-size-complex="12pt" style:font-weight-complex="normal"/>
    </style:style>
    <style:style style:name="P19" style:family="paragraph" style:parent-style-name="Standard">
      <style:text-properties fo:font-size="12pt" fo:font-weight="bold" officeooo:rsid="00235269" officeooo:paragraph-rsid="0025388f" style:font-size-asian="12pt" style:font-weight-asian="bold" style:font-size-complex="12pt" style:font-weight-complex="bold"/>
    </style:style>
    <style:style style:name="P20" style:family="paragraph" style:parent-style-name="Standard">
      <style:text-properties fo:font-size="12pt" fo:font-weight="bold" officeooo:rsid="002abee3" officeooo:paragraph-rsid="002abee3" style:font-size-asian="12pt" style:font-weight-asian="bold" style:font-size-complex="12pt" style:font-weight-complex="bold"/>
    </style:style>
    <style:style style:name="P21" style:family="paragraph" style:parent-style-name="Standard">
      <style:text-properties fo:font-size="12pt" fo:font-weight="bold" officeooo:rsid="002c8b14" officeooo:paragraph-rsid="002c8b14" style:font-size-asian="12pt" style:font-weight-asian="bold" style:font-size-complex="12pt" style:font-weight-complex="bold"/>
    </style:style>
    <style:style style:name="P22" style:family="paragraph" style:parent-style-name="Standard">
      <style:text-properties fo:font-size="12pt" fo:font-weight="bold" officeooo:rsid="002dcec9" officeooo:paragraph-rsid="002dcec9" style:font-size-asian="12pt" style:font-weight-asian="bold" style:font-size-complex="12pt" style:font-weight-complex="bold"/>
    </style:style>
    <style:style style:name="P23" style:family="paragraph" style:parent-style-name="Standard">
      <style:text-properties fo:font-size="12pt" fo:font-weight="bold" officeooo:rsid="002e2597" officeooo:paragraph-rsid="002e2597" style:font-size-asian="12pt" style:font-weight-asian="bold" style:font-size-complex="12pt" style:font-weight-complex="bold"/>
    </style:style>
    <style:style style:name="P24" style:family="paragraph" style:parent-style-name="Standard">
      <style:text-properties fo:font-size="12pt" fo:font-weight="bold" officeooo:rsid="002ebf67" officeooo:paragraph-rsid="002ebf67" style:font-size-asian="12pt" style:font-weight-asian="bold" style:font-size-complex="12pt" style:font-weight-complex="bold"/>
    </style:style>
    <style:style style:name="P25" style:family="paragraph" style:parent-style-name="Standard">
      <style:text-properties fo:font-size="12pt" fo:font-weight="bold" officeooo:rsid="002ebf67" officeooo:paragraph-rsid="0030a4ec" style:font-size-asian="12pt" style:font-weight-asian="bold" style:font-size-complex="12pt" style:font-weight-complex="bold"/>
    </style:style>
    <style:style style:name="P26" style:family="paragraph" style:parent-style-name="Standard">
      <style:text-properties fo:font-size="12pt" fo:font-weight="bold" officeooo:rsid="0030a4ec" officeooo:paragraph-rsid="0030a4ec" style:font-size-asian="12pt" style:font-weight-asian="bold" style:font-size-complex="12pt" style:font-weight-complex="bold"/>
    </style:style>
    <style:style style:name="P27" style:family="paragraph" style:parent-style-name="Standard">
      <style:text-properties fo:font-size="12pt" fo:font-weight="bold" officeooo:rsid="0036e026" officeooo:paragraph-rsid="0036e026" style:font-size-asian="12pt" style:font-weight-asian="bold" style:font-size-complex="12pt" style:font-weight-complex="bold"/>
    </style:style>
    <style:style style:name="P28" style:family="paragraph" style:parent-style-name="Standard">
      <style:text-properties fo:font-size="12pt" fo:font-weight="bold" officeooo:rsid="00406339" officeooo:paragraph-rsid="00436d0b" style:font-size-asian="12pt" style:font-weight-asian="bold" style:font-size-complex="12pt" style:font-weight-complex="bold"/>
    </style:style>
    <style:style style:name="P29" style:family="paragraph" style:parent-style-name="Standard">
      <style:text-properties fo:font-size="12pt" fo:font-weight="bold" officeooo:rsid="00412a7b" officeooo:paragraph-rsid="00412a7b" style:font-size-asian="12pt" style:font-weight-asian="bold" style:font-size-complex="12pt" style:font-weight-complex="bold"/>
    </style:style>
    <style:style style:name="P30" style:family="paragraph" style:parent-style-name="Standard">
      <style:text-properties fo:font-size="12pt" style:text-underline-style="none" fo:font-weight="bold" officeooo:rsid="0033fb05" officeooo:paragraph-rsid="0033fb05" style:font-size-asian="12pt" style:font-weight-asian="bold" style:font-size-complex="12pt" style:font-weight-complex="bold"/>
    </style:style>
    <style:style style:name="P31" style:family="paragraph" style:parent-style-name="Standard">
      <style:text-properties fo:font-size="12pt" style:text-underline-style="none" fo:font-weight="bold" officeooo:rsid="00357843" officeooo:paragraph-rsid="00357843" style:font-size-asian="12pt" style:font-weight-asian="bold" style:font-size-complex="12pt" style:font-weight-complex="bold"/>
    </style:style>
    <style:style style:name="P32" style:family="paragraph" style:parent-style-name="Standard">
      <style:text-properties fo:font-size="12pt" style:text-underline-style="none" fo:font-weight="bold" officeooo:rsid="0036e026" officeooo:paragraph-rsid="0036e026" style:font-size-asian="12pt" style:font-weight-asian="bold" style:font-size-complex="12pt" style:font-weight-complex="bold"/>
    </style:style>
    <style:style style:name="P33"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f3d41" officeooo:paragraph-rsid="001f3d41" style:font-size-asian="20pt" style:font-weight-asian="bold" style:font-size-complex="20pt" style:font-weight-complex="bold"/>
    </style:style>
    <style:style style:name="P34" style:family="paragraph" style:parent-style-name="Standard">
      <style:text-properties fo:font-size="16pt" style:text-underline-style="solid" style:text-underline-width="auto" style:text-underline-color="font-color" fo:font-weight="bold" officeooo:rsid="0025388f" officeooo:paragraph-rsid="0025388f" style:font-size-asian="14pt" style:font-weight-asian="bold" style:font-size-complex="16pt" style:font-weight-complex="bold"/>
    </style:style>
    <style:style style:name="P35" style:family="paragraph" style:parent-style-name="Standard">
      <style:text-properties fo:font-size="16pt" style:text-underline-style="solid" style:text-underline-width="auto" style:text-underline-color="font-color" fo:font-weight="bold" officeooo:rsid="002c8b14" officeooo:paragraph-rsid="002c8b14" style:font-size-asian="14pt" style:font-weight-asian="bold" style:font-size-complex="16pt" style:font-weight-complex="bold"/>
    </style:style>
    <style:style style:name="P36" style:family="paragraph" style:parent-style-name="Standard">
      <style:text-properties fo:font-size="16pt" style:text-underline-style="solid" style:text-underline-width="auto" style:text-underline-color="font-color" fo:font-weight="bold" officeooo:rsid="0033fb05" officeooo:paragraph-rsid="0033fb05" style:font-size-asian="14pt" style:font-weight-asian="bold" style:font-size-complex="16pt" style:font-weight-complex="bold"/>
    </style:style>
    <style:style style:name="P37" style:family="paragraph" style:parent-style-name="Standard">
      <style:text-properties fo:font-size="16pt" style:text-underline-style="solid" style:text-underline-width="auto" style:text-underline-color="font-color" fo:font-weight="bold" officeooo:rsid="0021e561" officeooo:paragraph-rsid="0021e561" style:font-size-asian="16pt" style:font-weight-asian="bold" style:font-size-complex="16pt" style:font-weight-complex="bold"/>
    </style:style>
    <style:style style:name="P38" style:family="paragraph" style:parent-style-name="Standard">
      <style:text-properties fo:font-size="16pt" fo:font-weight="normal" officeooo:rsid="001f3d41" officeooo:paragraph-rsid="001f3d41" style:font-size-asian="16pt" style:font-weight-asian="normal" style:font-size-complex="16pt" style:font-weight-complex="normal"/>
    </style:style>
    <style:style style:name="P39" style:family="paragraph" style:parent-style-name="Standard">
      <style:text-properties fo:font-size="16pt" style:text-underline-style="none" fo:font-weight="normal" officeooo:rsid="0033fb05" officeooo:paragraph-rsid="0033fb05" style:font-size-asian="14pt" style:font-weight-asian="normal" style:font-size-complex="16pt" style:font-weight-complex="normal"/>
    </style:style>
    <style:style style:name="P40" style:family="paragraph" style:parent-style-name="Standard">
      <style:text-properties officeooo:paragraph-rsid="00436d0b"/>
    </style:style>
    <style:style style:name="P41" style:family="paragraph" style:parent-style-name="Text_20_body">
      <style:text-properties officeooo:paragraph-rsid="002101d5"/>
    </style:style>
    <style:style style:name="P42" style:family="paragraph" style:parent-style-name="Standard">
      <style:paragraph-properties fo:margin-top="0in" fo:margin-bottom="0.1965in" loext:contextual-spacing="false"/>
      <style:text-properties fo:font-size="12pt" fo:font-weight="normal" officeooo:rsid="00406339" officeooo:paragraph-rsid="00436d0b" style:font-size-asian="12pt" style:font-weight-asian="normal" style:font-size-complex="12pt" style:font-weight-complex="normal"/>
    </style:style>
    <style:style style:name="P43" style:family="paragraph" style:parent-style-name="Preformatted_20_Text">
      <style:paragraph-properties fo:margin-top="0in" fo:margin-bottom="0.1965in" loext:contextual-spacing="false"/>
      <style:text-properties officeooo:paragraph-rsid="00436d0b"/>
    </style:style>
    <style:style style:name="P44" style:family="paragraph" style:parent-style-name="Preformatted_20_Text">
      <style:text-properties fo:font-size="12pt" fo:font-weight="bold" officeooo:rsid="00412a7b" officeooo:paragraph-rsid="00412a7b" style:font-size-asian="12pt" style:font-weight-asian="bold" style:font-size-complex="12pt" style:font-weight-complex="bold"/>
    </style:style>
    <style:style style:name="P45" style:family="paragraph" style:parent-style-name="Standard">
      <style:paragraph-properties fo:text-align="center" style:justify-single-word="false"/>
      <style:text-properties fo:color="#000000" fo:font-size="12pt" fo:font-weight="bold" officeooo:rsid="003c5ceb" officeooo:paragraph-rsid="001f3d41" style:font-size-asian="10.5pt" style:font-weight-asian="bold" style:font-size-complex="12pt" style:font-weight-complex="bold"/>
    </style:style>
    <style:style style:name="P46" style:family="paragraph" style:parent-style-name="Standard">
      <style:text-properties fo:color="#000000" fo:font-size="12pt" fo:font-weight="bold" officeooo:rsid="001f3d41" officeooo:paragraph-rsid="001f3d41" style:font-size-asian="10.5pt" style:font-weight-asian="bold" style:font-size-complex="12pt" style:font-weight-complex="bold"/>
    </style:style>
    <style:style style:name="P47" style:family="paragraph" style:parent-style-name="Standard">
      <style:text-properties fo:color="#000000" fo:font-size="12pt" fo:font-weight="normal" officeooo:rsid="003c5ceb" officeooo:paragraph-rsid="003c5ceb" style:font-size-asian="10.5pt" style:font-weight-asian="normal" style:font-size-complex="12pt" style:font-weight-complex="normal"/>
    </style:style>
    <style:style style:name="P48" style:family="paragraph" style:parent-style-name="Standard">
      <style:text-properties fo:color="#000000" fo:font-size="12pt" fo:font-weight="normal" officeooo:rsid="001f3d41" officeooo:paragraph-rsid="001f3d41" style:font-size-asian="10.5pt" style:font-weight-asian="normal" style:font-size-complex="12pt" style:font-weight-complex="normal"/>
    </style:style>
    <style:style style:name="P49" style:family="paragraph" style:parent-style-name="Standard">
      <style:text-properties fo:color="#000000" fo:font-size="12pt" fo:font-weight="normal" officeooo:rsid="00513d14" officeooo:paragraph-rsid="00513d14" style:font-size-asian="10.5pt" style:font-weight-asian="normal" style:font-size-complex="12pt" style:font-weight-complex="normal"/>
    </style:style>
    <style:style style:name="P50" style:family="paragraph" style:parent-style-name="Standard">
      <style:text-properties fo:color="#000000" style:font-name="Liberation Serif" fo:font-size="12pt" fo:font-weight="normal" officeooo:rsid="00513d14" officeooo:paragraph-rsid="00513d14" style:font-size-asian="10.5pt" style:font-weight-asian="normal" style:font-size-complex="12pt" style:font-weight-complex="normal"/>
    </style:style>
    <style:style style:name="P51" style:family="paragraph" style:parent-style-name="Standard">
      <style:text-properties fo:color="#000000" style:font-name="Liberation Serif" fo:font-size="12pt" fo:font-style="normal" fo:font-weight="normal" officeooo:rsid="00513d14" officeooo:paragraph-rsid="00513d14"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weight="normal" officeooo:rsid="001f3d41" officeooo:paragraph-rsid="001f3d41" style:font-size-asian="12pt" style:font-weight-asian="normal" style:font-size-complex="12pt" style:font-weight-complex="normal"/>
    </style:style>
    <style:style style:name="P53" style:family="paragraph" style:parent-style-name="Standard">
      <style:text-properties fo:font-size="12pt" fo:font-weight="normal" officeooo:rsid="00252d35" officeooo:paragraph-rsid="00252d35" style:font-size-asian="12pt" style:font-weight-asian="normal" style:font-size-complex="12pt" style:font-weight-complex="normal"/>
    </style:style>
    <style:style style:name="P54" style:family="paragraph" style:parent-style-name="Standard">
      <style:text-properties fo:font-size="12pt" fo:font-weight="normal" officeooo:rsid="00213dad" officeooo:paragraph-rsid="0025388f" style:font-size-asian="12pt" style:font-weight-asian="normal" style:font-size-complex="12pt" style:font-weight-complex="normal"/>
    </style:style>
    <style:style style:name="P55" style:family="paragraph" style:parent-style-name="Standard">
      <style:text-properties fo:font-size="12pt" fo:font-weight="normal" officeooo:rsid="00213dad" officeooo:paragraph-rsid="002101d5" style:font-size-asian="12pt" style:font-weight-asian="normal" style:font-size-complex="12pt" style:font-weight-complex="normal"/>
    </style:style>
    <style:style style:name="P56" style:family="paragraph" style:parent-style-name="Standard">
      <style:text-properties fo:font-size="12pt" fo:font-weight="normal" officeooo:rsid="0025388f" officeooo:paragraph-rsid="0025388f" style:font-size-asian="12pt" style:font-weight-asian="normal" style:font-size-complex="12pt" style:font-weight-complex="normal"/>
    </style:style>
    <style:style style:name="P57" style:family="paragraph" style:parent-style-name="Standard">
      <style:text-properties fo:font-size="12pt" fo:font-weight="normal" officeooo:rsid="00268b9e" officeooo:paragraph-rsid="00268b9e" style:font-size-asian="12pt" style:font-weight-asian="normal" style:font-size-complex="12pt" style:font-weight-complex="normal"/>
    </style:style>
    <style:style style:name="P58" style:family="paragraph" style:parent-style-name="Standard">
      <style:text-properties fo:font-size="12pt" fo:font-weight="normal" officeooo:rsid="00268b9e" officeooo:paragraph-rsid="00295bb1" style:font-size-asian="12pt" style:font-weight-asian="normal" style:font-size-complex="12pt" style:font-weight-complex="normal"/>
    </style:style>
    <style:style style:name="P59" style:family="paragraph" style:parent-style-name="Standard">
      <style:text-properties fo:font-size="12pt" fo:font-weight="normal" officeooo:rsid="00295bb1" officeooo:paragraph-rsid="00295bb1" style:font-size-asian="12pt" style:font-weight-asian="normal" style:font-size-complex="12pt" style:font-weight-complex="normal"/>
    </style:style>
    <style:style style:name="P60" style:family="paragraph" style:parent-style-name="Standard">
      <style:text-properties fo:font-size="12pt" fo:font-weight="normal" officeooo:rsid="00299fbd" officeooo:paragraph-rsid="00299fbd" style:font-size-asian="12pt" style:font-weight-asian="normal" style:font-size-complex="12pt" style:font-weight-complex="normal"/>
    </style:style>
    <style:style style:name="P61" style:family="paragraph" style:parent-style-name="Standard">
      <style:text-properties fo:font-size="12pt" fo:font-weight="normal" officeooo:rsid="002abee3" officeooo:paragraph-rsid="002abee3" style:font-size-asian="12pt" style:font-weight-asian="normal" style:font-size-complex="12pt" style:font-weight-complex="normal"/>
    </style:style>
    <style:style style:name="P62" style:family="paragraph" style:parent-style-name="Standard">
      <style:text-properties fo:font-size="12pt" fo:font-weight="normal" officeooo:rsid="002abee3" officeooo:paragraph-rsid="005d48c2" style:font-size-asian="12pt" style:font-weight-asian="normal" style:font-size-complex="12pt" style:font-weight-complex="normal"/>
    </style:style>
    <style:style style:name="P63" style:family="paragraph" style:parent-style-name="Standard">
      <style:text-properties fo:font-size="12pt" fo:font-weight="normal" officeooo:rsid="002c8b14" officeooo:paragraph-rsid="002c8b14" style:font-size-asian="12pt" style:font-weight-asian="normal" style:font-size-complex="12pt" style:font-weight-complex="normal"/>
    </style:style>
    <style:style style:name="P64" style:family="paragraph" style:parent-style-name="Standard">
      <style:text-properties fo:font-size="12pt" fo:font-weight="normal" officeooo:rsid="002c8b14" officeooo:paragraph-rsid="005d48c2" style:font-size-asian="12pt" style:font-weight-asian="normal" style:font-size-complex="12pt" style:font-weight-complex="normal"/>
    </style:style>
    <style:style style:name="P65" style:family="paragraph" style:parent-style-name="Standard">
      <style:text-properties fo:font-size="12pt" fo:font-weight="normal" officeooo:rsid="002dcec9" officeooo:paragraph-rsid="002dcec9" style:font-size-asian="12pt" style:font-weight-asian="normal" style:font-size-complex="12pt" style:font-weight-complex="normal"/>
    </style:style>
    <style:style style:name="P66" style:family="paragraph" style:parent-style-name="Standard">
      <style:text-properties fo:font-size="12pt" fo:font-weight="normal" officeooo:rsid="002dcec9" officeooo:paragraph-rsid="0030a4ec" style:font-size-asian="12pt" style:font-weight-asian="normal" style:font-size-complex="12pt" style:font-weight-complex="normal"/>
    </style:style>
    <style:style style:name="P67" style:family="paragraph" style:parent-style-name="Standard">
      <style:text-properties fo:font-size="12pt" fo:font-weight="normal" officeooo:rsid="002dcec9" officeooo:paragraph-rsid="005d48c2" style:font-size-asian="12pt" style:font-weight-asian="normal" style:font-size-complex="12pt" style:font-weight-complex="normal"/>
    </style:style>
    <style:style style:name="P68" style:family="paragraph" style:parent-style-name="Standard">
      <style:text-properties fo:font-size="12pt" fo:font-weight="normal" officeooo:rsid="002ebf67" officeooo:paragraph-rsid="002ebf67" style:font-size-asian="12pt" style:font-weight-asian="normal" style:font-size-complex="12pt" style:font-weight-complex="normal"/>
    </style:style>
    <style:style style:name="P69" style:family="paragraph" style:parent-style-name="Standard">
      <style:text-properties fo:font-size="12pt" fo:font-weight="normal" officeooo:rsid="002ebf67" officeooo:paragraph-rsid="005d48c2" style:font-size-asian="12pt" style:font-weight-asian="normal" style:font-size-complex="12pt" style:font-weight-complex="normal"/>
    </style:style>
    <style:style style:name="P70" style:family="paragraph" style:parent-style-name="Standard">
      <style:text-properties fo:font-size="12pt" fo:font-weight="normal" officeooo:rsid="0030a4ec" officeooo:paragraph-rsid="0030a4ec" style:font-size-asian="12pt" style:font-weight-asian="normal" style:font-size-complex="12pt" style:font-weight-complex="normal"/>
    </style:style>
    <style:style style:name="P71" style:family="paragraph" style:parent-style-name="Standard">
      <style:text-properties fo:font-size="12pt" fo:font-weight="normal" officeooo:rsid="00235269" officeooo:paragraph-rsid="00235269" style:font-size-asian="12pt" style:font-weight-asian="normal" style:font-size-complex="12pt" style:font-weight-complex="normal"/>
    </style:style>
    <style:style style:name="P72" style:family="paragraph" style:parent-style-name="Standard">
      <style:text-properties fo:font-size="12pt" fo:font-weight="normal" officeooo:rsid="0036e026" officeooo:paragraph-rsid="0036e026" style:font-size-asian="12pt" style:font-weight-asian="normal" style:font-size-complex="12pt" style:font-weight-complex="normal"/>
    </style:style>
    <style:style style:name="P73" style:family="paragraph" style:parent-style-name="Standard">
      <style:text-properties fo:font-size="12pt" fo:font-weight="normal" officeooo:rsid="003a49c2" officeooo:paragraph-rsid="003a49c2" style:font-size-asian="12pt" style:font-weight-asian="normal" style:font-size-complex="12pt" style:font-weight-complex="normal"/>
    </style:style>
    <style:style style:name="P74" style:family="paragraph" style:parent-style-name="Standard">
      <style:text-properties fo:font-size="12pt" fo:font-weight="normal" officeooo:rsid="00406339" officeooo:paragraph-rsid="00406339" style:font-size-asian="12pt" style:font-weight-asian="normal" style:font-size-complex="12pt" style:font-weight-complex="normal"/>
    </style:style>
    <style:style style:name="P75" style:family="paragraph" style:parent-style-name="Standard">
      <style:text-properties fo:font-size="12pt" fo:font-weight="bold" officeooo:rsid="00252d35" officeooo:paragraph-rsid="00252d35" style:font-size-asian="12pt" style:font-weight-asian="bold" style:font-size-complex="12pt" style:font-weight-complex="bold"/>
    </style:style>
    <style:style style:name="P76" style:family="paragraph" style:parent-style-name="Standard">
      <style:text-properties fo:font-size="12pt" fo:font-weight="bold" officeooo:rsid="003ea445" officeooo:paragraph-rsid="00436d0b" style:font-size-asian="12pt" style:font-weight-asian="bold" style:font-size-complex="12pt" style:font-weight-complex="bold"/>
    </style:style>
    <style:style style:name="P77" style:family="paragraph" style:parent-style-name="Standard">
      <style:text-properties fo:font-size="12pt" fo:font-weight="bold" officeooo:paragraph-rsid="00513d14" style:font-size-asian="12pt" style:font-weight-asian="bold" style:font-size-complex="12pt" style:font-weight-complex="bold"/>
    </style:style>
    <style:style style:name="P78" style:family="paragraph" style:parent-style-name="Standard">
      <style:text-properties fo:font-size="12pt" fo:font-weight="bold" officeooo:rsid="002abee3" officeooo:paragraph-rsid="005d48c2" style:font-size-asian="12pt" style:font-weight-asian="bold" style:font-size-complex="12pt" style:font-weight-complex="bold"/>
    </style:style>
    <style:style style:name="P79" style:family="paragraph" style:parent-style-name="Standard">
      <style:text-properties fo:font-size="12pt" fo:font-weight="bold" officeooo:rsid="002c8b14" officeooo:paragraph-rsid="005d48c2" style:font-size-asian="12pt" style:font-weight-asian="bold" style:font-size-complex="12pt" style:font-weight-complex="bold"/>
    </style:style>
    <style:style style:name="P80" style:family="paragraph" style:parent-style-name="Standard">
      <style:text-properties fo:font-size="12pt" fo:font-weight="bold" officeooo:rsid="002dcec9" officeooo:paragraph-rsid="005d48c2" style:font-size-asian="12pt" style:font-weight-asian="bold" style:font-size-complex="12pt" style:font-weight-complex="bold"/>
    </style:style>
    <style:style style:name="P81" style:family="paragraph" style:parent-style-name="Standard">
      <style:text-properties fo:font-size="12pt" fo:font-weight="bold" officeooo:rsid="002e2597" officeooo:paragraph-rsid="005d48c2" style:font-size-asian="12pt" style:font-weight-asian="bold" style:font-size-complex="12pt" style:font-weight-complex="bold"/>
    </style:style>
    <style:style style:name="P82" style:family="paragraph" style:parent-style-name="Standard">
      <style:text-properties fo:font-size="12pt" fo:font-weight="bold" officeooo:rsid="002ebf67" officeooo:paragraph-rsid="005d48c2" style:font-size-asian="12pt" style:font-weight-asian="bold" style:font-size-complex="12pt" style:font-weight-complex="bold"/>
    </style:style>
    <style:style style:name="P83" style:family="paragraph" style:parent-style-name="Standard" style:list-style-name="L1">
      <style:text-properties fo:font-size="12pt" style:text-underline-style="none" fo:font-weight="bold" officeooo:rsid="0021e561" officeooo:paragraph-rsid="0021e561" style:font-size-asian="12pt" style:font-weight-asian="bold" style:font-size-complex="12pt" style:font-weight-complex="bold"/>
    </style:style>
    <style:style style:name="P84" style:family="paragraph" style:parent-style-name="Standard" style:list-style-name="L2">
      <style:text-properties fo:font-size="12pt" style:text-underline-style="none" fo:font-weight="bold" officeooo:rsid="00357843" officeooo:paragraph-rsid="003864c9" style:font-size-asian="12pt" style:font-weight-asian="bold" style:font-size-complex="12pt" style:font-weight-complex="bold"/>
    </style:style>
    <style:style style:name="P85" style:family="paragraph" style:parent-style-name="Standard" style:list-style-name="L2">
      <style:text-properties fo:font-size="12pt" style:text-underline-style="none" fo:font-weight="bold" officeooo:rsid="003e9ff3" officeooo:paragraph-rsid="003e9ff3" style:font-size-asian="12pt" style:font-weight-asian="bold" style:font-size-complex="12pt" style:font-weight-complex="bold"/>
    </style:style>
    <style:style style:name="P86" style:family="paragraph" style:parent-style-name="Standard">
      <style:text-properties fo:font-size="12pt" style:text-underline-style="none" fo:font-weight="normal" officeooo:rsid="00357843" officeooo:paragraph-rsid="003864c9" style:font-size-asian="12pt" style:font-weight-asian="normal" style:font-size-complex="12pt" style:font-weight-complex="normal"/>
    </style:style>
    <style:style style:name="P87" style:family="paragraph" style:parent-style-name="Standard">
      <style:text-properties fo:font-size="12pt" style:text-underline-style="none" fo:font-weight="normal" officeooo:rsid="00357843" officeooo:paragraph-rsid="0033fb05" style:font-size-asian="12pt" style:font-weight-asian="normal" style:font-size-complex="12pt" style:font-weight-complex="normal"/>
    </style:style>
    <style:style style:name="P88" style:family="paragraph" style:parent-style-name="Standard">
      <style:text-properties fo:font-size="12pt" style:text-underline-style="none" fo:font-weight="normal" officeooo:rsid="00357843" officeooo:paragraph-rsid="00357843" style:font-size-asian="12pt" style:font-weight-asian="normal" style:font-size-complex="12pt" style:font-weight-complex="normal"/>
    </style:style>
    <style:style style:name="P89" style:family="paragraph" style:parent-style-name="Standard" style:list-style-name="L2">
      <style:text-properties fo:font-size="12pt" style:text-underline-style="none" fo:font-weight="normal" officeooo:rsid="003864c9" officeooo:paragraph-rsid="003864c9" style:font-size-asian="12pt" style:font-weight-asian="normal" style:font-size-complex="12pt" style:font-weight-complex="normal"/>
    </style:style>
    <style:style style:name="P90" style:family="paragraph" style:parent-style-name="Standard">
      <style:text-properties fo:font-size="12pt" style:text-underline-style="none" fo:font-weight="normal" officeooo:rsid="0036e026" officeooo:paragraph-rsid="0036e026" style:font-size-asian="12pt" style:font-weight-asian="normal" style:font-size-complex="12pt" style:font-weight-complex="normal"/>
    </style:style>
    <style:style style:name="P91" style:family="paragraph" style:parent-style-name="Standard">
      <style:text-properties fo:font-size="12pt" fo:font-style="normal" style:text-underline-style="solid" style:text-underline-width="auto" style:text-underline-color="font-color" fo:font-weight="bold" officeooo:rsid="0047ecfb" officeooo:paragraph-rsid="0047ecfb" style:font-size-asian="10.5pt" style:font-style-asian="normal" style:font-weight-asian="bold" style:font-size-complex="12pt" style:font-style-complex="normal" style:font-weight-complex="bold"/>
    </style:style>
    <style:style style:name="P92" style:family="paragraph" style:parent-style-name="Standard" style:list-style-name="L2">
      <style:text-properties fo:font-size="11pt" style:text-underline-style="none" fo:font-weight="bold" officeooo:rsid="00397313" officeooo:paragraph-rsid="00397313" style:font-size-asian="11pt" style:font-weight-asian="bold" style:font-size-complex="11pt" style:font-weight-complex="bold"/>
    </style:style>
    <style:style style:name="P93" style:family="paragraph" style:parent-style-name="Standard" style:list-style-name="L2">
      <style:text-properties fo:font-size="11pt" style:text-underline-style="none" fo:font-weight="normal" officeooo:rsid="003864c9" officeooo:paragraph-rsid="003864c9" style:font-size-asian="11pt" style:font-weight-asian="normal" style:font-size-complex="11pt" style:font-weight-complex="normal"/>
    </style:style>
    <style:style style:name="P94" style:family="paragraph" style:parent-style-name="Standard">
      <style:text-properties fo:font-size="16pt" fo:font-style="normal" style:text-underline-style="solid" style:text-underline-width="auto" style:text-underline-color="font-color" fo:font-weight="bold" officeooo:rsid="0046bb9d" officeooo:paragraph-rsid="00412a7b" style:font-size-asian="14pt" style:font-style-asian="normal" style:font-weight-asian="bold" style:font-size-complex="16pt" style:font-style-complex="normal" style:font-weight-complex="bold"/>
    </style:style>
    <style:style style:name="P95" style:family="paragraph" style:parent-style-name="Standard">
      <style:text-properties fo:font-size="16pt" fo:font-style="normal" style:text-underline-style="solid" style:text-underline-width="auto" style:text-underline-color="font-color" fo:font-weight="bold" officeooo:rsid="0046bb9d" officeooo:paragraph-rsid="0046bb9d" style:font-size-asian="14pt" style:font-style-asian="normal" style:font-weight-asian="bold" style:font-size-complex="16pt" style:font-style-complex="normal" style:font-weight-complex="bold"/>
    </style:style>
    <style:style style:name="P96" style:family="paragraph" style:parent-style-name="Standard">
      <style:text-properties fo:font-size="16pt" style:text-underline-style="solid" style:text-underline-width="auto" style:text-underline-color="font-color" fo:font-weight="bold" officeooo:rsid="0025388f" officeooo:paragraph-rsid="0025388f" style:font-size-asian="14pt" style:font-weight-asian="bold" style:font-size-complex="16pt" style:font-weight-complex="bold"/>
    </style:style>
    <style:style style:name="P97" style:family="paragraph" style:parent-style-name="Standard">
      <style:text-properties fo:font-size="16pt" style:text-underline-style="solid" style:text-underline-width="auto" style:text-underline-color="font-color" fo:font-weight="bold" officeooo:rsid="0033fb05" officeooo:paragraph-rsid="0033fb05" style:font-size-asian="14pt" style:font-weight-asian="bold" style:font-size-complex="16pt" style:font-weight-complex="bold"/>
    </style:style>
    <style:style style:name="P98" style:family="paragraph" style:parent-style-name="Standard">
      <style:text-properties fo:font-weight="bold" officeooo:rsid="00299fbd" officeooo:paragraph-rsid="00299fbd" style:font-weight-asian="bold" style:font-weight-complex="bold"/>
    </style:style>
    <style:style style:name="P99" style:family="paragraph" style:parent-style-name="Standard">
      <style:text-properties fo:font-weight="bold" officeooo:rsid="00572d9f" officeooo:paragraph-rsid="00572d9f" style:font-weight-asian="bold" style:font-weight-complex="bold"/>
    </style:style>
    <style:style style:name="P100" style:family="paragraph" style:parent-style-name="Standard">
      <style:text-properties officeooo:paragraph-rsid="00436d0b"/>
    </style:style>
    <style:style style:name="P101" style:family="paragraph" style:parent-style-name="Standard">
      <style:paragraph-properties fo:margin-left="0.4925in" fo:margin-right="0in" fo:text-indent="0in" style:auto-text-indent="false"/>
      <style:text-properties officeooo:paragraph-rsid="00406339"/>
    </style:style>
    <style:style style:name="P102" style:family="paragraph" style:parent-style-name="Standard">
      <style:paragraph-properties fo:margin-left="0.4925in" fo:margin-right="0in" fo:text-indent="0in" style:auto-text-indent="false"/>
      <style:text-properties style:font-name="Liberation Mono" fo:font-size="10pt" fo:font-weight="bold" officeooo:rsid="002ebf67" officeooo:paragraph-rsid="005d48c2" style:font-size-asian="10pt" style:font-weight-asian="bold" style:font-size-complex="10pt" style:font-weight-complex="bold"/>
    </style:style>
    <style:style style:name="P103" style:family="paragraph" style:parent-style-name="Standard">
      <style:paragraph-properties fo:margin-left="0.4925in" fo:margin-right="0in" fo:text-indent="0in" style:auto-text-indent="false"/>
      <style:text-properties style:font-name="Liberation Mono" fo:font-size="10pt" fo:font-weight="normal" officeooo:rsid="0030a4ec" officeooo:paragraph-rsid="005d48c2" style:font-size-asian="10pt" style:font-weight-asian="normal" style:font-size-complex="10pt" style:font-weight-complex="normal"/>
    </style:style>
    <style:style style:name="P104" style:family="paragraph" style:parent-style-name="Standard">
      <style:paragraph-properties fo:margin-left="0.4925in" fo:margin-right="0in" fo:text-indent="0in" style:auto-text-indent="false"/>
      <style:text-properties fo:font-size="12pt" fo:font-weight="normal" officeooo:rsid="0030a4ec" officeooo:paragraph-rsid="005d48c2" style:font-size-asian="12pt" style:font-weight-asian="normal" style:font-size-complex="12pt" style:font-weight-complex="normal"/>
    </style:style>
    <style:style style:name="P105" style:family="paragraph" style:parent-style-name="Standard">
      <style:paragraph-properties fo:break-before="page"/>
      <style:text-properties fo:font-size="12pt" fo:font-style="normal" fo:font-weight="normal" officeooo:rsid="00406339" officeooo:paragraph-rsid="00406339" style:font-size-asian="12pt" style:font-style-asian="normal" style:font-weight-asian="normal" style:font-size-complex="12pt" style:font-style-complex="normal" style:font-weight-complex="normal"/>
    </style:style>
    <style:style style:name="P106" style:family="paragraph" style:parent-style-name="Standard">
      <style:paragraph-properties fo:break-before="page"/>
      <style:text-properties fo:font-size="12pt" fo:font-weight="normal" officeooo:rsid="00213dad" officeooo:paragraph-rsid="002101d5" style:font-size-asian="12pt" style:font-weight-asian="normal" style:font-size-complex="12pt" style:font-weight-complex="normal"/>
    </style:style>
    <style:style style:name="P107" style:family="paragraph" style:parent-style-name="Standard">
      <style:paragraph-properties fo:break-before="page"/>
      <style:text-properties fo:font-size="16pt" fo:font-style="normal" style:text-underline-style="solid" style:text-underline-width="auto" style:text-underline-color="font-color" fo:font-weight="bold" officeooo:rsid="0046bb9d" officeooo:paragraph-rsid="00412a7b" style:font-size-asian="14pt" style:font-style-asian="normal" style:font-weight-asian="bold" style:font-size-complex="16pt" style:font-style-complex="normal" style:font-weight-complex="bold"/>
    </style:style>
    <style:style style:name="P108" style:family="paragraph" style:parent-style-name="Standard">
      <style:paragraph-properties fo:break-before="page"/>
      <style:text-properties fo:font-size="16pt" style:text-underline-style="solid" style:text-underline-width="auto" style:text-underline-color="font-color" fo:font-weight="bold" officeooo:rsid="0033fb05" officeooo:paragraph-rsid="0033fb05" style:font-size-asian="14pt" style:font-weight-asian="bold" style:font-size-complex="16pt" style:font-weight-complex="bold"/>
    </style:style>
    <style:style style:name="P109" style:family="paragraph" style:parent-style-name="Standard">
      <style:paragraph-properties fo:break-before="page"/>
      <style:text-properties officeooo:paragraph-rsid="00436d0b"/>
    </style:style>
    <style:style style:name="P110" style:family="paragraph" style:parent-style-name="Standard">
      <style:paragraph-properties fo:margin-left="0in" fo:margin-right="0in" fo:text-indent="0in" style:auto-text-indent="false"/>
      <style:text-properties fo:color="#000000" style:font-name="Liberation Mono" fo:font-size="10pt" fo:font-style="normal" style:text-underline-style="solid" style:text-underline-width="auto" style:text-underline-color="font-color" fo:font-weight="bold" officeooo:rsid="005b3160" officeooo:paragraph-rsid="005b3160" style:font-size-asian="10pt" style:font-style-asian="normal" style:font-weight-asian="bold" style:font-size-complex="10pt" style:font-style-complex="normal" style:font-weight-complex="bold"/>
    </style:style>
    <style:style style:name="P111" style:family="paragraph" style:parent-style-name="Standard">
      <style:paragraph-properties fo:margin-left="0in" fo:margin-right="0in" fo:text-indent="0in" style:auto-text-indent="false"/>
      <style:text-properties fo:color="#000000" style:font-name="Liberation Mono" fo:font-size="10pt" fo:font-style="normal" style:text-underline-style="solid" style:text-underline-width="auto" style:text-underline-color="font-color" fo:font-weight="normal" officeooo:rsid="005b3160" officeooo:paragraph-rsid="005b3160" style:font-size-asian="8.75pt" style:font-style-asian="normal" style:font-weight-asian="normal" style:font-size-complex="10pt" style:font-style-complex="normal" style:font-weight-complex="normal"/>
    </style:style>
    <style:style style:name="P112" style:family="paragraph" style:parent-style-name="Standard">
      <style:paragraph-properties fo:margin-left="0in" fo:margin-right="0in" fo:text-indent="0in" style:auto-text-indent="false"/>
      <style:text-properties fo:color="#000000" style:font-name="Liberation Mono" fo:font-size="10pt" fo:font-style="normal" style:text-underline-style="solid" style:text-underline-width="auto" style:text-underline-color="font-color" fo:font-weight="normal" officeooo:rsid="005c9adb" officeooo:paragraph-rsid="005c9adb" style:font-size-asian="8.75pt" style:font-style-asian="normal" style:font-weight-asian="normal" style:font-size-complex="10pt" style:font-style-complex="normal" style:font-weight-complex="normal"/>
    </style:style>
    <style:style style:name="P113" style:family="paragraph" style:parent-style-name="Standard">
      <style:paragraph-properties fo:margin-left="0in" fo:margin-right="0in" fo:text-indent="0in" style:auto-text-indent="false"/>
      <style:text-properties fo:color="#000000" style:font-name="Liberation Serif" fo:font-size="12pt" fo:font-style="normal" fo:font-weight="normal" officeooo:rsid="00513d14" officeooo:paragraph-rsid="00513d14"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text-indent="0in" style:auto-text-indent="false"/>
      <style:text-properties fo:color="#000000" style:font-name="Liberation Serif" fo:font-size="12pt" fo:font-style="normal" style:text-underline-style="solid" style:text-underline-width="auto" style:text-underline-color="font-color" fo:font-weight="bold" officeooo:rsid="005b3160" officeooo:paragraph-rsid="005b3160" style:font-size-asian="10.5pt" style:font-style-asian="normal" style:font-weight-asian="bold" style:font-size-complex="12pt" style:font-style-complex="normal" style:font-weight-complex="bold"/>
    </style:style>
    <style:style style:name="P115" style:family="paragraph" style:parent-style-name="Standard">
      <style:paragraph-properties fo:margin-left="0in" fo:margin-right="0in" fo:text-indent="0in" style:auto-text-indent="false"/>
      <style:text-properties fo:color="#000000" style:font-name="Liberation Serif" fo:font-size="12pt" fo:font-style="normal" style:text-underline-style="solid" style:text-underline-width="auto" style:text-underline-color="font-color" fo:font-weight="bold" officeooo:rsid="005fdd23" officeooo:paragraph-rsid="005fdd23" style:font-size-asian="10.5pt" style:font-style-asian="normal" style:font-weight-asian="bold" style:font-size-complex="12pt" style:font-style-complex="normal" style:font-weight-complex="bold"/>
    </style:style>
    <style:style style:name="P116" style:family="paragraph" style:parent-style-name="Standard">
      <style:paragraph-properties fo:margin-left="0in" fo:margin-right="0in" fo:text-indent="0in" style:auto-text-indent="false"/>
      <style:text-properties fo:color="#000000" style:font-name="Liberation Serif" fo:font-size="12pt" fo:font-style="normal" style:text-underline-style="solid" style:text-underline-width="auto" style:text-underline-color="font-color" fo:font-weight="bold" officeooo:rsid="006001b3" officeooo:paragraph-rsid="006001b3" style:font-size-asian="10.5pt" style:font-style-asian="normal" style:font-weight-asian="bold" style:font-size-complex="12pt" style:font-style-complex="normal" style:font-weight-complex="bold"/>
    </style:style>
    <style:style style:name="P117" style:family="paragraph" style:parent-style-name="Standard">
      <style:paragraph-properties fo:margin-left="0in" fo:margin-right="0in" fo:text-indent="0in" style:auto-text-indent="false"/>
      <style:text-properties fo:color="#000000" style:font-name="Liberation Serif" fo:font-size="12pt" fo:font-style="normal" style:text-underline-style="solid" style:text-underline-width="auto" style:text-underline-color="font-color" fo:font-weight="normal" officeooo:rsid="005c9adb" officeooo:paragraph-rsid="005c9adb" style:font-size-asian="10.5pt" style:font-style-asian="normal" style:font-weight-asian="normal" style:font-size-complex="12pt" style:font-style-complex="normal" style:font-weight-complex="normal"/>
    </style:style>
    <style:style style:name="P118" style:family="paragraph" style:parent-style-name="Standard">
      <style:paragraph-properties fo:margin-left="0in" fo:margin-right="0in" fo:text-indent="0in" style:auto-text-indent="false"/>
      <style:text-properties fo:color="#000000" style:font-name="Liberation Serif" fo:font-size="12pt" fo:font-style="normal" style:text-underline-style="none" fo:font-weight="bold" officeooo:rsid="005c9adb" officeooo:paragraph-rsid="005c9adb"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in" fo:text-indent="0in" style:auto-text-indent="false"/>
      <style:text-properties fo:color="#000000" style:font-name="Liberation Serif" fo:font-size="12pt" fo:font-style="normal" style:text-underline-style="none" fo:font-weight="bold" officeooo:rsid="005cc30f" officeooo:paragraph-rsid="005cc30f"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in" fo:text-indent="0in" style:auto-text-indent="false"/>
      <style:text-properties fo:color="#000000" style:font-name="Liberation Serif" fo:font-size="12pt" fo:font-style="normal" style:text-underline-style="none" fo:font-weight="bold" officeooo:rsid="0030a4ec" officeooo:paragraph-rsid="005d48c2"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in" fo:text-indent="0in" style:auto-text-indent="false"/>
      <style:text-properties fo:color="#000000" style:font-name="Liberation Serif" fo:font-size="12pt" fo:font-style="normal" style:text-underline-style="none" fo:font-weight="bold" officeooo:rsid="006001b3" officeooo:paragraph-rsid="006001b3" style:font-size-asian="10.5pt" style:font-style-asian="normal" style:font-weight-asian="bold" style:font-size-complex="12pt" style:font-style-complex="normal" style:font-weight-complex="bold"/>
    </style:style>
    <style:style style:name="P122" style:family="paragraph" style:parent-style-name="Standard">
      <style:paragraph-properties fo:margin-left="0in" fo:margin-right="0in" fo:text-indent="0in" style:auto-text-indent="false"/>
      <style:text-properties fo:color="#000000" style:font-name="Liberation Serif" fo:font-size="16pt" fo:font-style="normal" style:text-underline-style="solid" style:text-underline-width="auto" style:text-underline-color="font-color" fo:font-weight="bold" officeooo:rsid="005a6cb8" officeooo:paragraph-rsid="005a6cb8" style:font-size-asian="14pt" style:font-style-asian="normal" style:font-weight-asian="bold" style:font-size-complex="16pt" style:font-style-complex="normal" style:font-weight-complex="bold"/>
    </style:style>
    <style:style style:name="P123" style:family="paragraph" style:parent-style-name="Standard">
      <style:paragraph-properties fo:margin-left="0in" fo:margin-right="0in" fo:text-indent="0in" style:auto-text-indent="false"/>
      <style:text-properties fo:color="#000000" style:font-name="Liberation Serif" fo:font-size="16pt" fo:font-style="normal" style:text-underline-style="solid" style:text-underline-width="auto" style:text-underline-color="font-color" fo:font-weight="bold" officeooo:rsid="005fdd23" officeooo:paragraph-rsid="005fdd23" style:font-size-asian="14pt" style:font-style-asian="normal" style:font-weight-asian="bold" style:font-size-complex="16pt" style:font-style-complex="normal" style:font-weight-complex="bold"/>
    </style:style>
    <style:style style:name="P124" style:family="paragraph" style:parent-style-name="Standard">
      <style:paragraph-properties fo:margin-left="0in" fo:margin-right="0in" fo:text-indent="0in" style:auto-text-indent="false"/>
      <style:text-properties fo:color="#000000" style:font-name="Liberation Serif" fo:font-size="14pt" fo:font-style="normal" style:text-underline-style="solid" style:text-underline-width="auto" style:text-underline-color="font-color" fo:font-weight="normal" officeooo:rsid="005c9adb" officeooo:paragraph-rsid="005c9adb"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in" fo:text-indent="0in" style:auto-text-indent="false" fo:break-before="page"/>
      <style:text-properties fo:color="#000000" style:font-name="Liberation Serif" fo:font-size="12pt" fo:font-style="normal" fo:font-weight="normal" officeooo:rsid="00513d14" officeooo:paragraph-rsid="00513d14" style:font-size-asian="12pt" style:font-style-asian="normal" style:font-weight-asian="normal" style:font-size-complex="12pt" style:font-style-complex="normal" style:font-weight-complex="normal"/>
    </style:style>
    <style:style style:name="P126" style:family="paragraph" style:parent-style-name="Standard">
      <style:paragraph-properties fo:margin-left="0in" fo:margin-right="0in" fo:text-indent="0in" style:auto-text-indent="false" fo:break-before="page"/>
      <style:text-properties fo:color="#000000" style:font-name="Liberation Serif" fo:font-size="16pt" fo:font-style="normal" style:text-underline-style="solid" style:text-underline-width="auto" style:text-underline-color="font-color" fo:font-weight="bold" officeooo:rsid="005fdd23" officeooo:paragraph-rsid="005fdd23" style:font-size-asian="14pt" style:font-style-asian="normal" style:font-weight-asian="bold" style:font-size-complex="16pt" style:font-style-complex="normal" style:font-weight-complex="bold"/>
    </style:style>
    <style:style style:name="P127" style:family="paragraph" style:parent-style-name="Text_20_body">
      <style:text-properties officeooo:paragraph-rsid="0048f414"/>
    </style:style>
    <style:style style:name="P128" style:family="paragraph" style:parent-style-name="Text_20_body">
      <style:text-properties officeooo:paragraph-rsid="00497675"/>
    </style:style>
    <style:style style:name="P129" style:family="paragraph" style:parent-style-name="Text_20_body">
      <style:text-properties officeooo:paragraph-rsid="004b5dd2"/>
    </style:style>
    <style:style style:name="P130" style:family="paragraph" style:parent-style-name="Text_20_body">
      <style:text-properties officeooo:paragraph-rsid="004daf2f"/>
    </style:style>
    <style:style style:name="P131" style:family="paragraph" style:parent-style-name="Text_20_body">
      <style:text-properties officeooo:paragraph-rsid="004e0323"/>
    </style:style>
    <style:style style:name="P132" style:family="paragraph" style:parent-style-name="Text_20_body">
      <style:text-properties officeooo:paragraph-rsid="004f9f3a"/>
    </style:style>
    <style:style style:name="P133" style:family="paragraph" style:parent-style-name="Text_20_body" style:list-style-name="L3">
      <style:text-properties fo:font-size="16pt" fo:font-style="normal" style:text-underline-style="solid" style:text-underline-width="auto" style:text-underline-color="font-color" fo:font-weight="bold" officeooo:rsid="0046bb9d" officeooo:paragraph-rsid="004f9f3a" style:font-size-asian="14pt" style:font-style-asian="normal" style:font-weight-asian="bold" style:font-size-complex="16pt" style:font-style-complex="normal" style:font-weight-complex="bold"/>
    </style:style>
    <style:style style:name="P134" style:family="paragraph" style:parent-style-name="Text_20_body">
      <style:text-properties officeooo:paragraph-rsid="005240ab"/>
    </style:style>
    <style:style style:name="P135" style:family="paragraph" style:parent-style-name="Text_20_body">
      <style:paragraph-properties fo:margin-left="0.4925in" fo:margin-right="0in" fo:text-align="start" style:justify-single-word="false" fo:text-indent="0in" style:auto-text-indent="false"/>
      <style:text-properties officeooo:paragraph-rsid="004b5dd2"/>
    </style:style>
    <style:style style:name="P136" style:family="paragraph" style:parent-style-name="Text_20_body">
      <style:paragraph-properties fo:margin-left="0.4925in" fo:margin-right="0in" fo:text-indent="0in" style:auto-text-indent="false"/>
      <style:text-properties officeooo:paragraph-rsid="0048f414"/>
    </style:style>
    <style:style style:name="P137" style:family="paragraph" style:parent-style-name="Preformatted_20_Text">
      <style:text-properties fo:font-size="10pt" style:font-size-asian="10pt" style:font-size-complex="10pt"/>
    </style:style>
    <style:style style:name="P138" style:family="paragraph" style:parent-style-name="Preformatted_20_Text" style:list-style-name="L4">
      <style:text-properties fo:font-size="16pt" fo:font-style="normal" style:text-underline-style="solid" style:text-underline-width="auto" style:text-underline-color="font-color" fo:font-weight="bold" officeooo:rsid="0046bb9d" officeooo:paragraph-rsid="004f9f3a" style:font-size-asian="14pt" style:font-style-asian="normal" style:font-weight-asian="bold" style:font-size-complex="16pt" style:font-style-complex="normal" style:font-weight-complex="bold"/>
    </style:style>
    <style:style style:name="P139" style:family="paragraph" style:parent-style-name="Preformatted_20_Text" style:list-style-name="L4">
      <style:text-properties fo:font-size="16pt" fo:font-style="normal" style:text-underline-style="solid" style:text-underline-width="auto" style:text-underline-color="font-color" fo:font-weight="bold" officeooo:rsid="0046bb9d" officeooo:paragraph-rsid="005240ab" style:font-size-asian="14pt" style:font-style-asian="normal" style:font-weight-asian="bold" style:font-size-complex="16pt" style:font-style-complex="normal" style:font-weight-complex="bold"/>
    </style:style>
    <style:style style:name="P140" style:family="paragraph" style:parent-style-name="Preformatted_20_Text" style:list-style-name="L4">
      <style:text-properties fo:font-size="16pt" fo:font-style="normal" style:text-underline-style="solid" style:text-underline-width="auto" style:text-underline-color="font-color" fo:font-weight="bold" officeooo:rsid="0046bb9d" officeooo:paragraph-rsid="00548654" style:font-size-asian="14pt" style:font-style-asian="normal" style:font-weight-asian="bold" style:font-size-complex="16pt" style:font-style-complex="normal" style:font-weight-complex="bold"/>
    </style:style>
    <style:style style:name="P141" style:family="paragraph" style:parent-style-name="Preformatted_20_Text" style:list-style-name="L4">
      <style:text-properties fo:font-size="16pt" fo:font-style="normal" style:text-underline-style="solid" style:text-underline-width="auto" style:text-underline-color="font-color" fo:font-weight="bold" officeooo:rsid="0046bb9d" officeooo:paragraph-rsid="0055c728" style:font-size-asian="14pt" style:font-style-asian="normal" style:font-weight-asian="bold" style:font-size-complex="16pt" style:font-style-complex="normal" style:font-weight-complex="bold"/>
    </style:style>
    <style:style style:name="P142" style:family="paragraph" style:parent-style-name="Preformatted_20_Text">
      <style:paragraph-properties fo:margin-top="0in" fo:margin-bottom="0.1965in" loext:contextual-spacing="false"/>
    </style:style>
    <style:style style:name="P143" style:family="paragraph" style:parent-style-name="Preformatted_20_Text">
      <style:paragraph-properties fo:margin-top="0in" fo:margin-bottom="0.1965in" loext:contextual-spacing="false"/>
      <style:text-properties officeooo:paragraph-rsid="00436d0b"/>
    </style:style>
    <style:style style:name="P144" style:family="paragraph" style:parent-style-name="Preformatted_20_Text">
      <style:paragraph-properties fo:margin-top="0in" fo:margin-bottom="0.1965in" loext:contextual-spacing="false"/>
      <style:text-properties officeooo:paragraph-rsid="005240ab"/>
    </style:style>
    <style:style style:name="P145" style:family="paragraph" style:parent-style-name="Preformatted_20_Text">
      <style:paragraph-properties fo:margin-left="0.4925in" fo:margin-right="0in" fo:text-indent="0in" style:auto-text-indent="false"/>
    </style:style>
    <style:style style:name="P146" style:family="paragraph" style:parent-style-name="Preformatted_20_Text">
      <style:paragraph-properties fo:margin-left="0.4925in" fo:margin-right="0in" fo:text-indent="0in" style:auto-text-indent="false"/>
      <style:text-properties officeooo:paragraph-rsid="0048f414"/>
    </style:style>
    <style:style style:name="P147" style:family="paragraph" style:parent-style-name="Preformatted_20_Text">
      <style:paragraph-properties fo:margin-left="0.4925in" fo:margin-right="0in" fo:text-indent="0in" style:auto-text-indent="false"/>
      <style:text-properties style:font-name="Liberation Mono" fo:font-size="10pt" style:font-size-asian="10pt" style:font-size-complex="10pt"/>
    </style:style>
    <style:style style:name="P148" style:family="paragraph" style:parent-style-name="Preformatted_20_Text">
      <style:paragraph-properties fo:margin-left="0.4925in" fo:margin-right="0in" fo:text-indent="0in" style:auto-text-indent="false"/>
      <style:text-properties fo:font-size="10pt" style:font-size-asian="10pt" style:font-size-complex="10pt"/>
    </style:style>
    <style:style style:name="P149" style:family="paragraph" style:parent-style-name="Preformatted_20_Text">
      <style:paragraph-properties fo:margin-left="0.4925in" fo:margin-right="0in" fo:text-indent="0in" style:auto-text-indent="false"/>
      <style:text-properties fo:color="#000000" style:font-name="Liberation Mono" fo:font-size="10pt" fo:font-weight="normal" officeooo:rsid="00513d14" officeooo:paragraph-rsid="00513d14" style:font-size-asian="8.75pt" style:font-weight-asian="normal" style:font-size-complex="10pt" style:font-weight-complex="normal"/>
    </style:style>
    <style:style style:name="P150" style:family="paragraph" style:parent-style-name="Preformatted_20_Text">
      <style:paragraph-properties fo:margin-left="0.4925in" fo:margin-right="0in" fo:text-indent="0in" style:auto-text-indent="false"/>
      <style:text-properties fo:color="#000000" style:font-name="Liberation Mono" fo:font-size="10pt" fo:font-style="normal" fo:font-weight="normal" officeooo:rsid="00513d14" officeooo:paragraph-rsid="00513d14"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margin-left="0.4925in" fo:margin-right="0in" fo:text-indent="0in" style:auto-text-indent="false"/>
      <style:text-properties fo:font-weight="bold" style:font-weight-asian="bold" style:font-weight-complex="bold"/>
    </style:style>
    <style:style style:name="P152" style:family="paragraph" style:parent-style-name="Preformatted_20_Text">
      <style:paragraph-properties fo:margin-left="0.4925in" fo:margin-right="0in" fo:margin-top="0in" fo:margin-bottom="0.1965in" loext:contextual-spacing="false" fo:text-indent="0in" style:auto-text-indent="false"/>
    </style:style>
    <style:style style:name="P153" style:family="paragraph" style:parent-style-name="Preformatted_20_Text">
      <style:paragraph-properties fo:margin-left="0.4925in" fo:margin-right="0in" fo:margin-top="0in" fo:margin-bottom="0.1965in" loext:contextual-spacing="false" fo:text-indent="0in" style:auto-text-indent="false"/>
      <style:text-properties officeooo:paragraph-rsid="00436d0b"/>
    </style:style>
    <style:style style:name="P154" style:family="paragraph" style:parent-style-name="Preformatted_20_Text">
      <style:paragraph-properties fo:margin-left="0.9846in" fo:margin-right="0in" fo:text-indent="0in" style:auto-text-indent="false"/>
    </style:style>
    <style:style style:name="P155" style:family="paragraph" style:parent-style-name="Preformatted_20_Text">
      <style:paragraph-properties fo:margin-left="0.9846in" fo:margin-right="0in" fo:text-indent="0in" style:auto-text-indent="false"/>
      <style:text-properties style:font-name="Liberation Mono" fo:font-size="10pt" style:font-size-asian="10pt" style:font-size-complex="10pt"/>
    </style:style>
    <style:style style:name="P156" style:family="paragraph" style:parent-style-name="Preformatted_20_Text">
      <style:paragraph-properties fo:margin-left="0.9846in" fo:margin-right="0in" fo:margin-top="0in" fo:margin-bottom="0.1965in" loext:contextual-spacing="false" fo:text-indent="0in" style:auto-text-indent="false"/>
    </style:style>
    <style:style style:name="P157" style:family="paragraph" style:parent-style-name="Preformatted_20_Text">
      <style:paragraph-properties fo:margin-left="0in" fo:margin-right="0in" fo:text-indent="0in" style:auto-text-indent="false"/>
    </style:style>
    <style:style style:name="P158" style:family="paragraph" style:parent-style-name="Preformatted_20_Text">
      <style:paragraph-properties fo:margin-left="0in" fo:margin-right="0in" fo:margin-top="0in" fo:margin-bottom="0.1965in" loext:contextual-spacing="false" fo:text-indent="0in" style:auto-text-indent="false"/>
      <style:text-properties officeooo:paragraph-rsid="005240ab"/>
    </style:style>
    <style:style style:name="P159" style:family="paragraph" style:parent-style-name="Preformatted_20_Text">
      <style:paragraph-properties fo:margin-left="0in" fo:margin-right="0in" fo:text-indent="0in" style:auto-text-indent="false"/>
      <style:text-properties fo:color="#000000" style:font-name="Liberation Serif" fo:font-size="12pt" fo:font-style="normal" style:text-underline-style="solid" style:text-underline-width="auto" style:text-underline-color="font-color" fo:font-weight="bold" officeooo:rsid="006001b3" officeooo:paragraph-rsid="006001b3" style:font-size-asian="10.5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color="#000000" fo:font-size="12pt" fo:font-weight="bold" officeooo:rsid="001f3d41" style:font-size-asian="10.5pt" style:font-weight-asian="bold" style:font-size-complex="12pt" style:font-weight-complex="bold"/>
    </style:style>
    <style:style style:name="T3" style:family="text">
      <style:text-properties fo:color="#000000" fo:font-size="12pt" fo:font-weight="normal" officeooo:rsid="001f3d41" style:font-size-asian="10.5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fo:font-size="12pt" officeooo:rsid="00295bb1"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25388f" style:font-size-asian="12pt" style:font-weight-asian="normal" style:font-size-complex="12pt" style:font-weight-complex="normal"/>
    </style:style>
    <style:style style:name="T8" style:family="text">
      <style:text-properties fo:font-size="12pt" fo:font-weight="normal" officeooo:rsid="0027e2ab" style:font-size-asian="12pt" style:font-weight-asian="normal" style:font-size-complex="12pt" style:font-weight-complex="normal"/>
    </style:style>
    <style:style style:name="T9" style:family="text">
      <style:text-properties fo:font-size="12pt" fo:font-weight="normal" officeooo:rsid="00295bb1" style:font-size-asian="12pt" style:font-weight-asian="normal" style:font-size-complex="12pt" style:font-weight-complex="normal"/>
    </style:style>
    <style:style style:name="T10" style:family="text">
      <style:text-properties fo:font-size="12pt" fo:font-weight="normal" officeooo:rsid="00299fbd" style:font-size-asian="12pt" style:font-weight-asian="normal" style:font-size-complex="12pt" style:font-weight-complex="normal"/>
    </style:style>
    <style:style style:name="T11" style:family="text">
      <style:text-properties fo:font-size="12pt" fo:font-weight="normal" officeooo:rsid="0030a4ec" style:font-size-asian="12pt" style:font-weight-asian="normal" style:font-size-complex="12pt" style:font-weight-complex="normal"/>
    </style:style>
    <style:style style:name="T12" style:family="text">
      <style:text-properties fo:font-size="12pt" fo:font-weight="bold" officeooo:rsid="003ea445" style:font-size-asian="12pt" style:font-weight-asian="bold" style:font-size-complex="12pt" style:font-weight-complex="bold"/>
    </style:style>
    <style:style style:name="T1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232434" style:font-weight-asian="normal" style:font-weight-complex="normal"/>
    </style:style>
    <style:style style:name="T17" style:family="text">
      <style:text-properties fo:font-weight="normal" officeooo:rsid="0025388f" style:font-weight-asian="normal" style:font-weight-complex="normal"/>
    </style:style>
    <style:style style:name="T18" style:family="text">
      <style:text-properties fo:font-weight="normal" officeooo:rsid="002e2597" style:font-weight-asian="normal" style:font-weight-complex="normal"/>
    </style:style>
    <style:style style:name="T19" style:family="text">
      <style:text-properties fo:font-weight="normal" officeooo:rsid="0030a4ec" style:font-weight-asian="normal" style:font-weight-complex="normal"/>
    </style:style>
    <style:style style:name="T20" style:family="text">
      <style:text-properties fo:font-weight="normal" officeooo:rsid="00357843" style:font-weight-asian="normal" style:font-weight-complex="normal"/>
    </style:style>
    <style:style style:name="T21" style:family="text">
      <style:text-properties fo:font-weight="normal" officeooo:rsid="0036e026" style:font-weight-asian="normal" style:font-weight-complex="normal"/>
    </style:style>
    <style:style style:name="T22" style:family="text">
      <style:text-properties fo:font-weight="normal" officeooo:rsid="003864c9" style:font-weight-asian="normal" style:font-weight-complex="normal"/>
    </style:style>
    <style:style style:name="T23" style:family="text">
      <style:text-properties fo:font-weight="normal" officeooo:rsid="003ca1ee" style:font-weight-asian="normal" style:font-weight-complex="normal"/>
    </style:style>
    <style:style style:name="T24" style:family="text">
      <style:text-properties fo:font-weight="normal" officeooo:rsid="0048f414" style:font-weight-asian="normal" style:font-weight-complex="normal"/>
    </style:style>
    <style:style style:name="T25" style:family="text">
      <style:text-properties fo:font-weight="normal" officeooo:rsid="00513d14" style:font-weight-asian="normal" style:font-weight-complex="normal"/>
    </style:style>
    <style:style style:name="T26" style:family="text">
      <style:text-properties fo:font-weight="normal" officeooo:rsid="005d48c2" style:font-weight-asian="normal" style:font-weight-complex="normal"/>
    </style:style>
    <style:style style:name="T27" style:family="text">
      <style:text-properties fo:font-weight="normal" officeooo:rsid="005e764a" style:font-weight-asian="normal" style:font-weight-complex="normal"/>
    </style:style>
    <style:style style:name="T28" style:family="text">
      <style:text-properties fo:font-weight="normal" officeooo:rsid="00620fcf" style:font-weight-asian="normal" style:font-weight-complex="normal"/>
    </style:style>
    <style:style style:name="T29" style:family="text">
      <style:text-properties style:text-position="super 58%" fo:font-weight="normal" style:font-weight-asian="normal" style:font-weight-complex="normal"/>
    </style:style>
    <style:style style:name="T30" style:family="text">
      <style:text-properties style:text-position="0% 100%" fo:font-weight="normal" style:font-weight-asian="normal" style:font-weight-complex="normal"/>
    </style:style>
    <style:style style:name="T31" style:family="text">
      <style:text-properties officeooo:rsid="0025388f"/>
    </style:style>
    <style:style style:name="T32" style:family="text">
      <style:text-properties officeooo:rsid="002abee3"/>
    </style:style>
    <style:style style:name="T33" style:family="text">
      <style:text-properties officeooo:rsid="003a9769"/>
    </style:style>
    <style:style style:name="T34" style:family="text">
      <style:text-properties fo:font-style="italic" style:font-style-asian="italic" style:font-style-complex="italic"/>
    </style:style>
    <style:style style:name="T35" style:family="text">
      <style:text-properties fo:font-style="italic" style:text-underline-style="none" style:font-style-asian="italic" style:font-style-complex="italic"/>
    </style:style>
    <style:style style:name="T36" style:family="text">
      <style:text-properties fo:font-style="italic" style:text-underline-style="none" fo:font-weight="normal" style:font-style-asian="italic" style:font-weight-asian="normal" style:font-style-complex="italic" style:font-weight-complex="normal"/>
    </style:style>
    <style:style style:name="T37" style:family="text">
      <style:text-properties fo:font-style="italic" fo:font-weight="normal" officeooo:rsid="005e764a" style:font-style-asian="italic" style:font-weight-asian="normal" style:font-style-complex="italic" style:font-weight-complex="normal"/>
    </style:style>
    <style:style style:name="T38" style:family="text">
      <style:text-properties fo:font-style="normal"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4182aa" style:font-style-asian="normal" style:font-weight-asian="normal" style:font-style-complex="normal" style:font-weight-complex="normal"/>
    </style:style>
    <style:style style:name="T41" style:family="text">
      <style:text-properties fo:font-style="normal" fo:font-weight="normal" officeooo:rsid="0042a2f7" style:font-style-asian="normal" style:font-weight-asian="normal" style:font-style-complex="normal" style:font-weight-complex="normal"/>
    </style:style>
    <style:style style:name="T42" style:family="text">
      <style:text-properties fo:font-style="normal" fo:font-weight="normal" officeooo:rsid="00436d0b" style:font-style-asian="normal" style:font-weight-asian="normal" style:font-style-complex="normal" style:font-weight-complex="normal"/>
    </style:style>
    <style:style style:name="T43" style:family="text">
      <style:text-properties style:font-name="Liberation Serif"/>
    </style:style>
    <style:style style:name="T44" style:family="text">
      <style:text-properties style:font-name="Liberation Serif" fo:font-size="12pt" officeooo:rsid="00436d0b" style:font-size-asian="10.5pt" style:font-size-complex="12pt"/>
    </style:style>
    <style:style style:name="T45" style:family="text">
      <style:text-properties style:font-name="Liberation Serif" fo:font-size="12pt" fo:font-style="italic" officeooo:rsid="00436d0b" style:font-size-asian="10.5pt" style:font-style-asian="italic" style:font-size-complex="12pt" style:font-style-complex="italic"/>
    </style:style>
    <style:style style:name="T46" style:family="text">
      <style:text-properties style:font-name="Liberation Serif" fo:font-size="12pt" fo:font-style="normal" officeooo:rsid="00436d0b" style:font-size-asian="10.5pt" style:font-style-asian="normal" style:font-size-complex="12pt" style:font-style-complex="normal"/>
    </style:style>
    <style:style style:name="T47" style:family="text">
      <style:text-properties style:font-name="Liberation Serif" fo:font-weight="bold" style:font-weight-asian="bold" style:font-weight-complex="bold"/>
    </style:style>
    <style:style style:name="T48" style:family="text">
      <style:text-properties style:font-name="Liberation Serif" fo:font-style="italic" fo:font-weight="bold" style:font-style-asian="italic" style:font-weight-asian="bold" style:font-style-complex="italic" style:font-weight-complex="bold"/>
    </style:style>
    <style:style style:name="T49" style:family="text">
      <style:text-properties style:font-name="Liberation Serif" fo:font-style="normal" style:font-style-asian="normal" style:font-style-complex="normal"/>
    </style:style>
    <style:style style:name="T50" style:family="text">
      <style:text-properties style:font-name="Liberation Serif" fo:font-style="normal" fo:font-weight="bold" style:font-style-asian="normal" style:font-weight-asian="bold" style:font-style-complex="normal" style:font-weight-complex="bold"/>
    </style:style>
    <style:style style:name="T51" style:family="text">
      <style:text-properties officeooo:rsid="00436d0b"/>
    </style:style>
    <style:style style:name="T52" style:family="text">
      <style:text-properties fo:font-size="16pt" style:text-underline-style="solid" style:text-underline-width="auto" style:text-underline-color="font-color" fo:font-weight="bold" officeooo:rsid="003ea445" style:font-size-asian="16pt" style:font-weight-asian="bold" style:font-size-complex="16pt" style:font-weight-complex="bold"/>
    </style:style>
    <style:style style:name="T53" style:family="text">
      <style:text-properties fo:font-size="16pt" fo:font-style="normal" style:text-underline-style="solid" style:text-underline-width="auto" style:text-underline-color="font-color" style:font-size-asian="16pt" style:font-style-asian="normal" style:font-size-complex="16pt" style:font-style-complex="normal"/>
    </style:style>
    <style:style style:name="T54" style:family="text">
      <style:text-properties style:text-underline-style="none"/>
    </style:style>
    <style:style style:name="T55" style:family="text">
      <style:text-properties style:text-underline-style="none" fo:font-weight="normal" style:font-weight-asian="normal" style:font-weight-complex="normal"/>
    </style:style>
    <style:style style:name="T56" style:family="text">
      <style:text-properties style:text-underline-style="none" fo:font-weight="normal" officeooo:rsid="0055c728" style:font-weight-asian="normal" style:font-weight-complex="normal"/>
    </style:style>
    <style:style style:name="T57" style:family="text">
      <style:text-properties style:text-underline-style="none" fo:font-weight="normal" officeooo:rsid="005c9adb" style:font-weight-asian="normal" style:font-weight-complex="normal"/>
    </style:style>
    <style:style style:name="T58" style:family="text">
      <style:text-properties style:text-underline-style="none" fo:font-weight="normal" officeooo:rsid="006001b3" style:font-weight-asian="normal" style:font-weight-complex="normal"/>
    </style:style>
    <style:style style:name="T59" style:family="text">
      <style:text-properties style:text-underline-style="none" officeooo:rsid="005c9adb"/>
    </style:style>
    <style:style style:name="T60" style:family="text">
      <style:text-properties style:text-underline-style="none" fo:font-weight="bold" style:font-weight-asian="bold" style:font-weight-complex="bold"/>
    </style:style>
    <style:style style:name="T61" style:family="text">
      <style:text-properties style:text-underline-style="none" officeooo:rsid="006001b3"/>
    </style:style>
    <style:style style:name="T62" style:family="text">
      <style:text-properties style:font-name="Liberation Serif" fo:font-size="12pt" fo:font-weight="normal" officeooo:rsid="0048f414" style:font-size-asian="12pt" style:font-weight-asian="normal" style:font-size-complex="12pt" style:font-weight-complex="normal"/>
    </style:style>
    <style:style style:name="T63" style:family="text">
      <style:text-properties style:font-name="Liberation Serif" fo:font-size="12pt" fo:font-weight="normal" officeooo:rsid="004e0323" style:font-size-asian="12pt" style:font-weight-asian="normal" style:font-size-complex="12pt" style:font-weight-complex="normal"/>
    </style:style>
    <style:style style:name="T64" style:family="text">
      <style:text-properties style:font-name="Liberation Serif" fo:font-size="12pt" fo:font-weight="normal" officeooo:rsid="004f9f3a" style:font-size-asian="12pt" style:font-weight-asian="normal" style:font-size-complex="12pt" style:font-weight-complex="normal"/>
    </style:style>
    <style:style style:name="T65" style:family="text">
      <style:text-properties style:font-name="Liberation Serif" fo:font-size="12pt" fo:font-weight="bold" officeooo:rsid="004e0323" style:font-size-asian="12pt" style:font-weight-asian="bold" style:font-size-complex="12pt" style:font-weight-complex="bold"/>
    </style:style>
    <style:style style:name="T66" style:family="text">
      <style:text-properties style:font-name="Liberation Serif" fo:font-size="12pt" fo:font-weight="bold" officeooo:rsid="0048f414" style:font-size-asian="12pt" style:font-weight-asian="bold" style:font-size-complex="12pt" style:font-weight-complex="bold"/>
    </style:style>
    <style:style style:name="T67" style:family="text">
      <style:text-properties style:font-name="Liberation Serif" fo:font-size="12pt" fo:font-weight="bold" officeooo:rsid="004fdd24" style:font-size-asian="12pt" style:font-weight-asian="bold" style:font-size-complex="12pt" style:font-weight-complex="bold"/>
    </style:style>
    <style:style style:name="T68" style:family="text">
      <style:text-properties style:font-name="Liberation Serif" fo:font-size="12pt" style:text-underline-style="none" fo:font-weight="bold" officeooo:rsid="00497675" style:font-size-asian="12pt" style:font-weight-asian="bold" style:font-size-complex="12pt" style:font-weight-complex="bold"/>
    </style:style>
    <style:style style:name="T69" style:family="text">
      <style:text-properties style:font-name="Liberation Serif" fo:font-size="12pt" style:text-underline-style="none" fo:font-weight="bold" officeooo:rsid="004b5dd2" style:font-size-asian="12pt" style:font-weight-asian="bold" style:font-size-complex="12pt" style:font-weight-complex="bold"/>
    </style:style>
    <style:style style:name="T70" style:family="text">
      <style:text-properties style:font-name="Liberation Serif" fo:font-size="12pt" style:text-underline-style="none" officeooo:rsid="004f9f3a" style:font-size-asian="12pt" style:font-size-complex="12pt"/>
    </style:style>
    <style:style style:name="T71" style:family="text">
      <style:text-properties style:font-name="Liberation Serif" fo:font-size="12pt" style:text-underline-style="none" officeooo:rsid="005240ab" style:font-size-asian="12pt" style:font-size-complex="12pt"/>
    </style:style>
    <style:style style:name="T72" style:family="text">
      <style:text-properties style:font-name="Liberation Serif" fo:font-size="12pt" style:text-underline-style="none" officeooo:rsid="0053ca2b" style:font-size-asian="12pt" style:font-size-complex="12pt"/>
    </style:style>
    <style:style style:name="T73" style:family="text">
      <style:text-properties style:font-name="Liberation Serif" fo:font-size="12pt" style:text-underline-style="none" officeooo:rsid="00548654" style:font-size-asian="12pt" style:font-size-complex="12pt"/>
    </style:style>
    <style:style style:name="T74" style:family="text">
      <style:text-properties style:font-name="Liberation Serif" fo:font-size="12pt" style:text-underline-style="none" officeooo:rsid="0055c728" style:font-size-asian="12pt" style:font-size-complex="12pt"/>
    </style:style>
    <style:style style:name="T75" style:family="text">
      <style:text-properties style:font-name="Liberation Serif" fo:font-size="12pt" style:text-underline-style="none" fo:font-weight="normal" officeooo:rsid="00497675" style:font-size-asian="12pt" style:font-weight-asian="normal" style:font-size-complex="12pt" style:font-weight-complex="normal"/>
    </style:style>
    <style:style style:name="T76" style:family="text">
      <style:text-properties style:font-name="Liberation Serif" fo:font-size="12pt" style:text-underline-style="none" fo:font-weight="normal" officeooo:rsid="004b5dd2" style:font-size-asian="12pt" style:font-weight-asian="normal" style:font-size-complex="12pt" style:font-weight-complex="normal"/>
    </style:style>
    <style:style style:name="T77" style:family="text">
      <style:text-properties style:font-name="Liberation Serif" fo:font-size="12pt" style:text-underline-style="none" fo:font-weight="normal" officeooo:rsid="005240ab" style:font-size-asian="12pt" style:font-weight-asian="normal" style:font-size-complex="12pt" style:font-weight-complex="normal"/>
    </style:style>
    <style:style style:name="T78" style:family="text">
      <style:text-properties style:font-name="Liberation Serif" fo:font-size="12pt" style:text-underline-style="none" fo:font-weight="normal" officeooo:rsid="00548654" style:font-size-asian="12pt" style:font-weight-asian="normal" style:font-size-complex="12pt" style:font-weight-complex="normal"/>
    </style:style>
    <style:style style:name="T79" style:family="text">
      <style:text-properties style:font-name="Liberation Serif" fo:font-size="12pt" style:text-underline-style="none" fo:font-weight="normal" officeooo:rsid="0055c728" style:font-size-asian="12pt" style:font-weight-asian="normal" style:font-size-complex="12pt" style:font-weight-complex="normal"/>
    </style:style>
    <style:style style:name="T80" style:family="text">
      <style:text-properties style:font-name="Liberation Serif" fo:font-size="12pt" fo:font-style="italic" style:text-underline-style="none" fo:font-weight="normal" officeooo:rsid="004b5dd2" style:font-size-asian="12pt" style:font-style-asian="italic" style:font-weight-asian="normal" style:font-size-complex="12pt" style:font-style-complex="italic" style:font-weight-complex="normal"/>
    </style:style>
    <style:style style:name="T81" style:family="text">
      <style:text-properties style:font-name="Liberation Serif" fo:font-size="12pt" fo:font-style="normal" style:text-underline-style="none" fo:font-weight="normal" officeooo:rsid="004b5dd2" style:font-size-asian="12pt" style:font-style-asian="normal" style:font-weight-asian="normal" style:font-size-complex="12pt" style:font-style-complex="normal" style:font-weight-complex="normal"/>
    </style:style>
    <style:style style:name="T82" style:family="text">
      <style:text-properties style:font-name="Liberation Serif" fo:font-size="12pt" officeooo:rsid="004fdd24" style:font-size-asian="12pt" style:font-size-complex="12pt"/>
    </style:style>
    <style:style style:name="T83" style:family="text">
      <style:text-properties style:font-name="Liberation Serif" fo:font-size="12pt" officeooo:rsid="005240ab" style:font-size-asian="12pt" style:font-size-complex="12pt"/>
    </style:style>
    <style:style style:name="T84" style:family="text">
      <style:text-properties style:font-name="Liberation Serif" fo:font-weight="normal" officeooo:rsid="004daf2f" style:font-weight-asian="normal" style:font-weight-complex="normal"/>
    </style:style>
    <style:style style:name="T85" style:family="text">
      <style:text-properties style:font-name="Liberation Serif" fo:font-weight="bold" officeooo:rsid="004daf2f" style:font-weight-asian="bold" style:font-weight-complex="bold"/>
    </style:style>
    <style:style style:name="T86" style:family="text">
      <style:text-properties style:font-name="Liberation Serif" fo:font-style="italic" fo:font-weight="normal" officeooo:rsid="004daf2f" style:font-style-asian="italic" style:font-weight-asian="normal" style:font-style-complex="italic" style:font-weight-complex="normal"/>
    </style:style>
    <style:style style:name="T87" style:family="text">
      <style:text-properties fo:font-size="10pt" style:font-size-asian="10pt" style:font-size-complex="10pt"/>
    </style:style>
    <style:style style:name="T88" style:family="text">
      <style:text-properties fo:font-size="10pt" fo:font-style="normal" officeooo:rsid="00436d0b" style:font-size-asian="10pt" style:font-style-asian="normal" style:font-size-complex="10pt" style:font-style-complex="normal"/>
    </style:style>
    <style:style style:name="T89" style:family="text">
      <style:text-properties fo:font-size="10pt" fo:font-weight="bold" style:font-size-asian="10pt" style:font-weight-asian="bold" style:font-size-complex="10pt" style:font-weight-complex="bold"/>
    </style:style>
    <style:style style:name="T90" style:family="text">
      <style:text-properties fo:font-size="10pt" style:text-underline-style="none" fo:font-weight="normal" officeooo:rsid="004f9f3a" style:font-size-asian="8.75pt" style:font-weight-asian="normal" style:font-size-complex="10pt" style:font-weight-complex="normal"/>
    </style:style>
    <style:style style:name="T91" style:family="text">
      <style:text-properties fo:font-size="10pt" style:text-underline-style="none" fo:font-weight="normal" style:font-size-asian="10pt" style:font-weight-asian="normal" style:font-size-complex="10pt" style:font-weight-complex="normal"/>
    </style:style>
    <style:style style:name="T92" style:family="text">
      <style:text-properties fo:font-size="10pt" style:text-underline-style="none" fo:font-weight="normal" officeooo:rsid="0055c728" style:font-size-asian="10pt" style:font-weight-asian="normal" style:font-size-complex="10pt" style:font-weight-complex="normal"/>
    </style:style>
    <style:style style:name="T93" style:family="text">
      <style:text-properties style:font-name="Liberation Mono" fo:font-size="10pt" fo:font-weight="normal" officeooo:rsid="0048f414" style:font-size-asian="10pt" style:font-weight-asian="normal" style:font-size-complex="10pt" style:font-weight-complex="normal"/>
    </style:style>
    <style:style style:name="T94" style:family="text">
      <style:text-properties style:font-name="Liberation Mono" fo:font-size="10pt" style:font-size-asian="10pt" style:font-size-complex="10pt"/>
    </style:style>
    <style:style style:name="T95" style:family="text">
      <style:text-properties style:font-name="Liberation Mono" fo:font-size="10pt" fo:font-style="normal" style:text-underline-style="none" fo:font-weight="normal" officeooo:rsid="004b5dd2" style:font-size-asian="10pt" style:font-style-asian="normal" style:font-weight-asian="normal" style:font-size-complex="10pt" style:font-style-complex="normal" style:font-weight-complex="normal"/>
    </style:style>
    <style:style style:name="T96" style:family="text">
      <style:text-properties style:font-name="Liberation Mono" fo:font-size="10pt" fo:font-style="normal" style:text-underline-style="none" fo:font-weight="bold" officeooo:rsid="004b5dd2" style:font-size-asian="10pt" style:font-style-asian="normal" style:font-weight-asian="bold" style:font-size-complex="10pt" style:font-style-complex="normal" style:font-weight-complex="bold"/>
    </style:style>
    <style:style style:name="T97" style:family="text">
      <style:text-properties style:font-name="Liberation Mono" fo:font-size="10pt" style:text-underline-style="none" fo:font-weight="normal" officeooo:rsid="004f9f3a" style:font-size-asian="8.75pt" style:font-weight-asian="normal" style:font-size-complex="10pt" style:font-weight-complex="normal"/>
    </style:style>
    <style:style style:name="T98" style:family="text">
      <style:text-properties style:font-name="Liberation Mono" fo:font-size="10pt" style:text-underline-style="none" fo:font-weight="normal" officeooo:rsid="0055c728" style:font-size-asian="10pt" style:font-weight-asian="normal" style:font-size-complex="10pt" style:font-weight-complex="normal"/>
    </style:style>
    <style:style style:name="T99" style:family="text">
      <style:text-properties officeooo:rsid="004f9f3a"/>
    </style:style>
    <style:style style:name="T100" style:family="text">
      <style:text-properties officeooo:rsid="00513d14"/>
    </style:style>
    <style:style style:name="T101" style:family="text">
      <style:text-properties officeooo:rsid="005d48c2"/>
    </style:style>
    <style:style style:name="T102" style:family="text">
      <style:text-properties officeooo:rsid="005e764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Javascript Notes</text:p>
      <text:p text:style-name="P45"/>
      <text:p text:style-name="P10"><text:span text:style-name="T1">let </text:span>variables are scoped by block</text:p>
      <text:p text:style-name="P10"/>
      <text:p text:style-name="P12">var <text:span text:style-name="T15">variables are globally or function scoped; vars can be updated and redeclared within its scope.</text:span></text:p>
      <text:p text:style-name="P10"/>
      <text:p text:style-name="P12">const <text:span text:style-name="T15">variables</text:span><text:span text:style-name="T23"> are block scoped and cannot be updated or redeclared.</text:span></text:p>
      <text:p text:style-name="P11"/>
      <text:p text:style-name="P9"><text:span text:style-name="T1">isNaN(x); </text:span>will return true of Not a Number</text:p>
      <text:p text:style-name="P9">Is of the type <text:span text:style-name="T1">number</text:span></text:p>
      <text:p text:style-name="P11"/>
      <text:p text:style-name="P9"><text:span text:style-name="T1">Infinity</text:span> is the value JS will return if a value is outside the largest range of numbers.</text:p>
      <text:p text:style-name="P9">Division by 0 also returns infinity.</text:p>
      <text:p text:style-name="P13"><text:span text:style-name="T3">Is of the type </text:span><text:span text:style-name="T2">number</text:span></text:p>
      <text:p text:style-name="P11"/>
      <text:p text:style-name="P13"><text:span text:style-name="T2">Hexadecimal </text:span><text:span text:style-name="T6">JavaScript interprets numeric constants as hexadecimal if they are preceded by 0x.</text:span></text:p>
      <text:p text:style-name="P14"/>
      <text:p text:style-name="P1"><text:span text:style-name="T4">toString() </text:span><text:span text:style-name="T6">method to change away from base10 (decimal) numbers. </text:span></text:p>
      <text:p text:style-name="P1"><text:span text:style-name="T6">Hexadecimal is </text:span><text:span text:style-name="Strong_20_Emphasis"><text:span text:style-name="T6">base 16</text:span></text:span><text:span text:style-name="T6">. Decimal is </text:span><text:span text:style-name="Strong_20_Emphasis"><text:span text:style-name="T6">base 10</text:span></text:span><text:span text:style-name="T6">. Octal is </text:span><text:span text:style-name="Strong_20_Emphasis"><text:span text:style-name="T6">base 8</text:span></text:span><text:span text:style-name="T6">. Binary is </text:span><text:span text:style-name="Strong_20_Emphasis"><text:span text:style-name="T6">base 2</text:span></text:span><text:span text:style-name="T6">.</text:span></text:p>
      <text:p text:style-name="P15"/>
      <text:p text:style-name="P19">Escape <text:span text:style-name="T15">to escape (make a character recognized as text) a character in a string use </text:span><text:span text:style-name="T31">backslash:</text:span><text:span text:style-name="T17"> </text:span>\</text:p>
      <text:p text:style-name="P15"/>
      <text:p text:style-name="P2"><text:span text:style-name="T4">Number()</text:span><text:span text:style-name="T6"> object converts anything passed into it to a number, if it can.</text:span></text:p>
      <text:p text:style-name="P53"/>
      <text:p text:style-name="P5"><text:span text:style-name="T4">New:</text:span><text:span text:style-name="T6"> Numbers can be defined as objects using the keyword new, but is not recommended.</text:span></text:p>
      <text:p text:style-name="P17">var y = new Number(123)</text:p>
      <text:p text:style-name="P16"/>
      <text:p text:style-name="P5"><text:span text:style-name="T4">== </text:span><text:span text:style-name="T6">operator</text:span><text:span text:style-name="T4"> </text:span><text:span text:style-name="T6">will return true if a number of type number and object number are compared and equal value.</text:span></text:p>
      <text:p text:style-name="P17">Comparing two objects will always return false.</text:p>
      <text:p text:style-name="P17"/>
      <text:p text:style-name="P5"><text:span text:style-name="T4">=== </text:span><text:span text:style-name="T6">operator will not, because it expects equality in both type and value.</text:span></text:p>
      <text:p text:style-name="P17"/>
      <text:p text:style-name="P5"><text:span text:style-name="T4">Standard arithmetic operators: **</text:span><text:span text:style-name="T6"> to exponentiate</text:span></text:p>
      <text:p text:style-name="P17"/>
      <text:p text:style-name="P5"><text:span text:style-name="T4">Operands</text:span><text:span text:style-name="T6"> What the operator performs on</text:span></text:p>
      <text:p text:style-name="P17"/>
      <text:p text:style-name="P4"><text:span text:style-name="T4">&amp;</text:span><text:span text:style-name="T6"> bitwise and</text:span></text:p>
      <text:p text:style-name="P4"><text:span text:style-name="T4">^ </text:span><text:span text:style-name="T6">bitwise XOR</text:span></text:p>
      <text:p text:style-name="P4"><text:span text:style-name="T4">| </text:span><text:span text:style-name="T6">bitwise or</text:span></text:p>
      <text:p text:style-name="P4"><text:span text:style-name="T4">&amp;&amp; </text:span><text:span text:style-name="T6">logical and</text:span></text:p>
      <text:p text:style-name="P4"><text:span text:style-name="T4">|| </text:span><text:span text:style-name="T6">logical or</text:span></text:p>
      <text:p text:style-name="P54">? : condition</text:p>
      <text:p text:style-name="P54"/>
      <text:p text:style-name="P53"/>
      <text:p text:style-name="P53"/>
      <text:p text:style-name="P34"/>
      <text:p text:style-name="P34"><text:soft-page-break/>String Methods</text:p>
      <text:p text:style-name="P53"/>
      <text:p text:style-name="P2"><text:span text:style-name="T6">exampleVar</text:span><text:span text:style-name="T4">.length </text:span><text:span text:style-name="T6">returns the length of a string.</text:span></text:p>
      <text:p text:style-name="P75"/>
      <text:p text:style-name="P2"><text:span text:style-name="T7">e</text:span><text:span text:style-name="T6">xampleVar.</text:span><text:span text:style-name="T4">indexOf(“example”) <text:s/></text:span><text:span text:style-name="T6">returns the index of the </text:span><text:span text:style-name="T4">first</text:span><text:span text:style-name="T6"> location of the text passed to it inside the variable it was called on</text:span><text:span text:style-name="T7">, returns -1 if not found; can accept a second paramater as the starting index of the search.</text:span></text:p>
      <text:p text:style-name="P53"/>
      <text:p text:style-name="P3"><text:span text:style-name="T6">exampleVar.</text:span><text:span text:style-name="T4">lastIndexOf(“example”)</text:span><text:span text:style-name="T6"> returns the index of the last location of the text passed to it, returns -1 if not found; can accept a second paramater as the starting index of the search, starts the search backwards.</text:span></text:p>
      <text:p text:style-name="P56"/>
      <text:p text:style-name="P3"><text:span text:style-name="T6">exampleVar.</text:span><text:span text:style-name="T4">search("example") </text:span><text:span text:style-name="T6">searches a string for a specified value and returns the position of the match. Can take "powerful search values (regular expressions)", cannot take a second argument.</text:span></text:p>
      <text:p text:style-name="P56"/>
      <text:p text:style-name="P7"><text:span text:style-name="T9">newVar = </text:span><text:span text:style-name="T6">exampleVar.</text:span><text:span text:style-name="T4">slice(13, 17) </text:span><text:span text:style-name="T6">extracts a part of a string and returns the extracted value in a new string. If the parameter is negative, the position is counted from the end of the string. If no second parameter is specified, cuts to the end of the string.</text:span><text:span text:style-name="T11"> Can be used on arrays.</text:span></text:p>
      <text:p text:style-name="P57"/>
      <text:p text:style-name="P7"><text:span text:style-name="T9">newVar = </text:span><text:span text:style-name="T6">exampleVar.</text:span><text:span text:style-name="T4">substring(13, 17)</text:span><text:span text:style-name="T6"> similar to slice but cannon accept negative parameters. </text:span></text:p>
      <text:p text:style-name="P57"/>
      <text:p text:style-name="P6"><text:span text:style-name="T9">newVar = </text:span><text:span text:style-name="T6">exampleVar.</text:span><text:span text:style-name="T4">substr(13, 6) </text:span><text:span text:style-name="T6">similar to slice; in substr the second parameter specified the length of the part to be extracted. No second parameter extracts the rest of the string.</text:span></text:p>
      <text:p text:style-name="P57"/>
      <text:p text:style-name="P6"><text:span text:style-name="T6">exampleVar.</text:span><text:span text:style-name="T4">replace("This", "with ThIs") </text:span><text:span text:style-name="T6">replaces a specified value with another value within a string. <text:s/></text:span><text:span text:style-name="T4">replace()</text:span><text:span text:style-name="T6"> is case sensitive</text:span><text:span text:style-name="T8"> (use /i flag to be case insensitive)</text:span><text:span text:style-name="T6">, and does not change the string it is called on; rather, it returns a new string. By default it only replaces the first match</text:span><text:span text:style-name="T8">, to replace every match use /g flag. ex: exampleVar.replace(/This/g, "with ThIs")</text:span></text:p>
      <text:p text:style-name="P58"/>
      <text:p text:style-name="P7"><text:span text:style-name="T9">newVar = </text:span><text:span text:style-name="T6">exampleVar</text:span><text:span text:style-name="T10">.</text:span><text:span text:style-name="T5">toUpperCase() </text:span><text:span text:style-name="T9">converts string to uppercase</text:span></text:p>
      <text:p text:style-name="P59"/>
      <text:p text:style-name="P7"><text:span text:style-name="T9">newVar = </text:span><text:span text:style-name="T6">exampleVar.</text:span><text:span text:style-name="T5">toLowerCase()</text:span><text:span text:style-name="T9"> converts string to lowercase</text:span></text:p>
      <text:p text:style-name="P59"/>
      <text:p text:style-name="P8"><text:span text:style-name="T4">concat()</text:span><text:span text:style-name="T6"> joins two or more strings, alternative to + operator.</text:span></text:p>
      <text:p text:style-name="P57"/>
      <text:p text:style-name="P98"><text:span text:style-name="T4">trim()</text:span><text:span text:style-name="T6"> removes whitespace from both sides of a string.</text:span></text:p>
      <text:p text:style-name="P99"><text:span text:style-name="T6"/></text:p>
      <text:p text:style-name="P99"><text:span text:style-name="T6">exVar.</text:span><text:span text:style-name="T4">includes(searchvalue, start) </text:span><text:span text:style-name="T6">searches a string at </text:span><text:span text:style-name="T14">start</text:span><text:span text:style-name="T13"> index and returns true if the </text:span><text:span text:style-name="T14">searchvalue</text:span><text:span text:style-name="T13"> is found, false if not. default </text:span><text:span text:style-name="T14">start </text:span><text:span text:style-name="T13">is 0.</text:span></text:p>
      <text:p text:style-name="P18"/>
      <text:p text:style-name="P18">exampleString.<text:span text:style-name="T1">charAt()</text:span> returns the character at the specified index of a string<text:span text:style-name="T32">. Returns an empty string if no character is found.</text:span></text:p>
      <text:p text:style-name="P18"/>
      <text:p text:style-name="P18">exampleString.c<text:span text:style-name="T1">harCodeAt()</text:span> returns the unicode of the character at the specified index of a string</text:p>
      <text:p text:style-name="P18"/>
      <text:p text:style-name="P18"><text:span text:style-name="T1">exampleString[]</text:span> will return the character at the specified index of the string as well.<text:span text:style-name="T32"> [] is read only, is not supported in IE 7 or earlier, and returns undefined if no character is found.</text:span></text:p>
      <text:p text:style-name="P18"/>
      <text:p text:style-name="P35"><text:soft-page-break/>Strings as Arrays</text:p>
      <text:p text:style-name="P18"/>
      <text:p text:style-name="P20">split("") <text:span text:style-name="T15">can be used to convert a string to an array. "," will split on commas, " " will split on spaces, and "|" will split on pipe. With no seperator, the returned array will contain the entire string on [0]. With "" as the seperator, will return an array of single characters.</text:span></text:p>
      <text:p text:style-name="P61"/>
      <text:p text:style-name="P21">exStringArray.pop() <text:span text:style-name="T15">removes the last element from an array, and returned the value that was popped out.</text:span></text:p>
      <text:p text:style-name="P63"/>
      <text:p text:style-name="P22">.length<text:span text:style-name="T15"> can be used with the syntax of exStringArray[exStringArray.length] = "NewString"; to append an element.</text:span></text:p>
      <text:p text:style-name="P63"/>
      <text:p text:style-name="P21"><text:span text:style-name="T15">exStringArray.</text:span>push("NewString") <text:span text:style-name="T15">adds the specified new string to the array at the end, and returns the new array length.</text:span></text:p>
      <text:p text:style-name="P63"/>
      <text:p text:style-name="P21"><text:span text:style-name="T15">exString.</text:span>shift() <text:span text:style-name="T15">works similarly to pop(), but acts on the first element of the array and shifts the index of the remaining elements down. Returns the string that was shifted out.</text:span></text:p>
      <text:p text:style-name="P63"/>
      <text:p text:style-name="P21"><text:span text:style-name="T15">exString.</text:span>unshift("NewString") <text:span text:style-name="T15">works similarly to push, adds the new element at the beginning of the array and "unshifts" the indexes of other elements. Also returns the new array length</text:span></text:p>
      <text:p text:style-name="P63"/>
      <text:p text:style-name="P22">delete<text:span text:style-name="T15"> operator can be used on array elements to change that element to undefined. ex: delete exArray[0] would make the string stored at index 0 undefined. pop()</text:span><text:span text:style-name="T18">, shift(), or splice() should be used instead.</text:span></text:p>
      <text:p text:style-name="P65"/>
      <text:p text:style-name="P22"><text:span text:style-name="T15">exArray.s</text:span>plice(arg1, arg2, "NewString", "NewString2") <text:span text:style-name="T15">used to add new items to an array. arg1 is the index at which to add the items, arg2 is the number of elements to be removed</text:span><text:span text:style-name="T18"> (removes starting after the position in arg1)</text:span><text:span text:style-name="T15">. splice() returns an array of the removed elements.</text:span></text:p>
      <text:p text:style-name="P65"/>
      <text:p text:style-name="P23">splice()<text:span text:style-name="T15"> can be used to remove elements without leaving undefined "holes" in the array.</text:span></text:p>
      <text:p text:style-name="P65"/>
      <text:p text:style-name="P25">concat() <text:span text:style-name="T15">can merge existing arrays into a new array. </text:span><text:span text:style-name="T19">Can accept any number of array arguments. Can also accept values as arguments.</text:span></text:p>
      <text:p text:style-name="P68"/>
      <text:p text:style-name="P24"><text:span text:style-name="T15">ex: mergedArray = arrayOne.concat(arrayTwo</text:span><text:span text:style-name="T19">, arrayThree</text:span><text:span text:style-name="T15">);</text:span></text:p>
      <text:p text:style-name="P70">ex: mergedArray = arrayOne.concat(["str1", "str2", "str3"]);</text:p>
      <text:p text:style-name="P70"/>
      <text:p text:style-name="P26">slice() <text:span text:style-name="T15">same as in string methods, works on arrays.</text:span></text:p>
      <text:p text:style-name="P70"/>
      <text:p text:style-name="P66"/>
      <text:p text:style-name="P55"/>
      <text:p text:style-name="P106"/>
      <text:p text:style-name="P38"/>
      <text:p text:style-name="P37">The 8 JS data types</text:p>
      <text:list xml:id="list1010062014" text:style-name="L1">
        <text:list-item>
          <text:p text:style-name="P83">Number –<text:span text:style-name="T15"> supports floats and integers, are all stored as floats, supports unique values of infinity -infinity and NaN </text:span></text:p>
        </text:list-item>
        <text:list-item>
          <text:p text:style-name="P83">BigInt <text:span text:style-name="T15">– created by appending n to the end of an integer literal, used to represent integers outside of the normal limit of 2</text:span><text:span text:style-name="T29">53</text:span><text:span text:style-name="T30"> </text:span></text:p>
        </text:list-item>
        <text:list-item>
          <text:p text:style-name="P83">String <text:span text:style-name="T15">– Made with double quotes, single quotes, or backticks. Double and single quotes are functionally the same, quotes made with backticks allow you to embed expressions and variables into a string with the syntax ${…}, ex alert(`Hello, ${name}!`)</text:span></text:p>
        </text:list-item>
        <text:list-item>
          <text:p text:style-name="P83">Boolean <text:span text:style-name="T15">– </text:span><text:span text:style-name="T16">True/False, returned from comparison operators</text:span></text:p>
        </text:list-item>
        <text:list-item>
          <text:p text:style-name="P83">null <text:span text:style-name="T15">– </text:span><text:span text:style-name="T16">a special type/value that in JavaScript just represents “nothing” “empty” or “value unknown”</text:span></text:p>
        </text:list-item>
        <text:list-item>
          <text:p text:style-name="P83">undefined <text:span text:style-name="T15">– </text:span><text:span text:style-name="T16">a special type that represents “value is not assigned”</text:span></text:p>
        </text:list-item>
        <text:list-item>
          <text:p text:style-name="P83">object <text:span text:style-name="T15">– </text:span><text:span text:style-name="T16">More complex type that can contain collections of data and more complex entities</text:span></text:p>
        </text:list-item>
        <text:list-item>
          <text:p text:style-name="P83">symbol <text:span text:style-name="T15">– </text:span><text:span text:style-name="T16">Type used to create unique identifiers for objects</text:span></text:p>
        </text:list-item>
      </text:list>
      <text:p text:style-name="P15"/>
      <text:p text:style-name="P71"/>
      <text:p text:style-name="P36"/>
      <text:p text:style-name="P108">Logic and Truthy/Falsey Values</text:p>
      <text:p text:style-name="P36"/>
      <text:p text:style-name="P86">By default:</text:p>
      <text:list xml:id="list1596642585" text:style-name="L2">
        <text:list-item>
          <text:p text:style-name="P84">null<text:span text:style-name="T15"> is false</text:span></text:p>
        </text:list-item>
        <text:list-item>
          <text:p text:style-name="P84">undefined <text:span text:style-name="T15">is false</text:span></text:p>
          <text:p text:style-name="P92">if an expression does not return a value, such as alert(), the falsey/truthy returns undefined.</text:p>
        </text:list-item>
        <text:list-item>
          <text:p text:style-name="P84"><text:span text:style-name="T33">Nonzero value</text:span> <text:span text:style-name="T15">is truthy </text:span>0 <text:span text:style-name="T15">is false</text:span></text:p>
        </text:list-item>
        <text:list-item>
          <text:p text:style-name="P85">NaN<text:span text:style-name="T15"> is false</text:span></text:p>
        </text:list-item>
        <text:list-item>
          <text:p text:style-name="P85">Empty strings ""<text:span text:style-name="T15"> are false</text:span></text:p>
        </text:list-item>
        <text:list-item>
          <text:p text:style-name="P84">true<text:span text:style-name="T15"> is truthy</text:span></text:p>
        </text:list-item>
        <text:list-item>
          <text:p text:style-name="P89">Precedence of &amp;&amp; is higher than ||</text:p>
          <text:p text:style-name="P93">a &amp;&amp; b || c &amp;&amp;d will be evaluated the same as (a &amp;&amp; b) || (c &amp;&amp; d)</text:p>
        </text:list-item>
      </text:list>
      <text:p text:style-name="P39"/>
      <text:p text:style-name="P30">Truthy <text:span text:style-name="T15">In javascript if </text:span><text:span text:style-name="T20">there are multiple OR || </text:span><text:span text:style-name="T21">operands</text:span><text:span text:style-name="T20">, JS</text:span><text:span text:style-name="T21"> (operating from left to right)</text:span><text:span text:style-name="T20"> first converts the values to boolean and if the </text:span><text:span text:style-name="T21">boolean</text:span><text:span text:style-name="T20"> is true, converts back to the original value of that operand and returns the value</text:span><text:span text:style-name="T21"> -- it does not continue past the first truthy</text:span><text:span text:style-name="T20">. If none are true, returns the </text:span><text:span text:style-name="T21">original </text:span><text:span text:style-name="T20">value of the last operand.</text:span></text:p>
      <text:p text:style-name="P87"/>
      <text:p text:style-name="P31"><text:span text:style-name="T15">So, returns the</text:span><text:span text:style-name="T22"> original value of the</text:span><text:span text:style-name="T15"> first true </text:span><text:span text:style-name="T22">operand</text:span><text:span text:style-name="T15">, or returns the </text:span><text:span text:style-name="T22">original value of the </text:span><text:span text:style-name="T15">last operand.</text:span></text:p>
      <text:p text:style-name="P88"/>
      <text:p text:style-name="P31"><text:span text:style-name="T15">Because null and undefined v</text:span><text:span text:style-name="T22">alues</text:span><text:span text:style-name="T15"> are false, </text:span>truthy can be used to<text:span text:style-name="T15"> filter past null/undefined variables and </text:span>return the first variable that contains data<text:span text:style-name="T15">.</text:span></text:p>
      <text:p text:style-name="P88"/>
      <text:p text:style-name="P32"><text:span text:style-name="T15">Since operands can be expressions, </text:span>short-circuit evaluation<text:span text:style-name="T15"> can be used to assign values like an if statement. ex: false || (x =1) will assign x to be 1. true || (x=1) will leave x undefined.</text:span><text:span text:style-name="T22"> If statements are better used for code readability.</text:span></text:p>
      <text:p text:style-name="P90"/>
      <text:p text:style-name="P90"/>
      <text:p text:style-name="P27">Falsey <text:span text:style-name="T15">When there are multiple AND &amp;&amp; operands, JS (from left to right) converts the values to boolean and checks each value until finding a false. Upon finding the first false value, converts that value back to the original value and returns it. If all values were true, returns the original value of the last operand.</text:span></text:p>
      <text:p text:style-name="P72"/>
      <text:p text:style-name="P73">This means &amp;&amp; can also be used in place of an if statement, but again is not recommended.</text:p>
      <text:p text:style-name="P72"/>
      <text:p text:style-name="P72"/>
      <text:p text:style-name="P40"><text:span text:style-name="T52"/></text:p>
      <text:p text:style-name="P40"><text:span text:style-name="T52"/></text:p>
      <text:p text:style-name="P40"><text:span text:style-name="T52"/></text:p>
      <text:p text:style-name="P40"><text:span text:style-name="T52"/></text:p>
      <text:p text:style-name="P40"><text:span text:style-name="T52"/></text:p>
      <text:p text:style-name="P109"><text:span text:style-name="T52"/></text:p>
      <text:p text:style-name="P40"><text:span text:style-name="T52">Switch Statements</text:span><text:span text:style-name="T12"> </text:span></text:p>
      <text:p text:style-name="P76"/>
      <text:p text:style-name="P40"><text:span text:style-name="T51">T</text:span>ake<text:span text:style-name="T51">s</text:span> a single expression/value as an input, and then look through a number of choices until they find one that matches that value, executing the corresponding code that goes along with it.</text:p>
      <text:p text:style-name="P74">Example:</text:p>
      <text:p text:style-name="P101"><text:span text:style-name="Source_20_Text"><text:span text:style-name="T89">switch</text:span></text:span><text:span text:style-name="Source_20_Text"><text:span text:style-name="T87"> (expression) {</text:span></text:span></text:p>
      <text:p text:style-name="P145"><text:span text:style-name="Source_20_Text"><text:span text:style-name="T87"><text:s text:c="2"/></text:span></text:span><text:span text:style-name="Source_20_Text"><text:span text:style-name="T89">case</text:span></text:span><text:span text:style-name="Source_20_Text"><text:span text:style-name="T87"> choice1</text:span></text:span><text:span text:style-name="Source_20_Text"><text:span text:style-name="T89">:</text:span></text:span></text:p>
      <text:p text:style-name="P145"><text:span text:style-name="Source_20_Text"><text:span text:style-name="T87"><text:s text:c="4"/>run this code</text:span></text:span></text:p>
      <text:p text:style-name="P145"><text:span text:style-name="Source_20_Text"><text:span text:style-name="T87"><text:s text:c="4"/></text:span></text:span><text:span text:style-name="Source_20_Text"><text:span text:style-name="T89">break;</text:span></text:span></text:p>
      <text:p text:style-name="P148"/>
      <text:p text:style-name="P145"><text:span text:style-name="Source_20_Text"><text:span text:style-name="T87"><text:s text:c="2"/></text:span></text:span><text:span text:style-name="Source_20_Text"><text:span text:style-name="T89">case</text:span></text:span><text:span text:style-name="Source_20_Text"><text:span text:style-name="T87"> choice2:</text:span></text:span></text:p>
      <text:p text:style-name="P145"><text:span text:style-name="Source_20_Text"><text:span text:style-name="T87"><text:s text:c="4"/>run this code instead</text:span></text:span></text:p>
      <text:p text:style-name="P145"><text:span text:style-name="Source_20_Text"><text:span text:style-name="T87"><text:s text:c="4"/></text:span></text:span><text:span text:style-name="Source_20_Text"><text:span text:style-name="T89">break;</text:span></text:span></text:p>
      <text:p text:style-name="P145"><text:span text:style-name="Source_20_Text"><text:span text:style-name="T87"><text:s text:c="4"/></text:span></text:span></text:p>
      <text:p text:style-name="P145"><text:span text:style-name="Source_20_Text"><text:span text:style-name="T87"><text:s text:c="2"/>// include as many cases as you like</text:span></text:span></text:p>
      <text:p text:style-name="P148"/>
      <text:p text:style-name="P145"><text:span text:style-name="Source_20_Text"><text:span text:style-name="T87"><text:s text:c="2"/></text:span></text:span><text:span text:style-name="Source_20_Text"><text:span text:style-name="T89">default:</text:span></text:span></text:p>
      <text:p text:style-name="P145"><text:span text:style-name="Source_20_Text"><text:span text:style-name="T87"><text:s text:c="4"/>actually, just run this code</text:span></text:span></text:p>
      <text:p text:style-name="P152"><text:span text:style-name="Source_20_Text"><text:span text:style-name="T87">}</text:span></text:span></text:p>
      <text:p text:style-name="P42"><text:span text:style-name="Source_20_Text"><text:span text:style-name="T43">The bolded words are keywords in a switch statement. </text:span></text:span><text:span text:style-name="Source_20_Text"><text:span text:style-name="T47">switch </text:span></text:span><text:span text:style-name="Source_20_Text"><text:span text:style-name="T43">begins the statement, followed by the condition to be evaluated. </text:span></text:span><text:span text:style-name="Source_20_Text"><text:span text:style-name="T47">case</text:span></text:span><text:span text:style-name="Source_20_Text"><text:span text:style-name="T43"> is followed by the value to be checked, followed by : then the code to be run if that </text:span></text:span><text:span text:style-name="Source_20_Text"><text:span text:style-name="T47">case</text:span></text:span><text:span text:style-name="Source_20_Text"><text:span text:style-name="T43"> is true. </text:span></text:span><text:span text:style-name="Source_20_Text"><text:span text:style-name="T47">break; </text:span></text:span><text:span text:style-name="Source_20_Text"><text:span text:style-name="T43">signals to stop executing the code block and move on. </text:span></text:span><text:span text:style-name="Source_20_Text"><text:span text:style-name="T47">default</text:span></text:span><text:span text:style-name="Source_20_Text"><text:span text:style-name="T48"> </text:span></text:span><text:span text:style-name="Source_20_Text"><text:span text:style-name="T49">is an optional keyword to set code to run if no other </text:span></text:span><text:span text:style-name="Source_20_Text"><text:span text:style-name="T50">case</text:span></text:span><text:span text:style-name="Source_20_Text"><text:span text:style-name="T49"> is met.</text:span></text:span></text:p>
      <text:p text:style-name="P43"><text:span text:style-name="Source_20_Text"><text:span text:style-name="T44">To evaluate a range of conditions you can set the </text:span></text:span><text:span text:style-name="Source_20_Text"><text:span text:style-name="T45">(expression)</text:span></text:span><text:span text:style-name="Source_20_Text"><text:span text:style-name="T44"> of the switch to </text:span></text:span><text:span text:style-name="Source_20_Text"><text:span text:style-name="T45">true</text:span></text:span><text:span text:style-name="Source_20_Text"><text:span text:style-name="T46">, and then have each condition's </text:span></text:span><text:span text:style-name="Source_20_Text"><text:span text:style-name="T45">choice</text:span></text:span><text:span text:style-name="Source_20_Text"><text:span text:style-name="T46"> evaluate the range. Example:</text:span></text:span></text:p>
      <text:p text:style-name="P153"><text:span text:style-name="Source_20_Text"><text:span text:style-name="T88">// Set the student's grade</text:span></text:span></text:p>
      <text:p text:style-name="P145"><text:span text:style-name="Source_20_Text">const grade = 87;</text:span></text:p>
      <text:p text:style-name="P145"/>
      <text:p text:style-name="P145"><text:span text:style-name="Source_20_Text">switch (true) {</text:span></text:p>
      <text:p text:style-name="P145"><text:span text:style-name="Source_20_Text"><text:s text:c="4"/>// If score is 90 or greater</text:span></text:p>
      <text:p text:style-name="P145"><text:span text:style-name="Source_20_Text"><text:s text:c="4"/>case grade &gt;= 90:</text:span></text:p>
      <text:p text:style-name="P145"><text:span text:style-name="Source_20_Text"><text:s text:c="8"/>console.log("A");</text:span></text:p>
      <text:p text:style-name="P145"><text:span text:style-name="Source_20_Text"><text:s text:c="8"/>break;</text:span></text:p>
      <text:p text:style-name="P145"><text:span text:style-name="Source_20_Text"><text:s text:c="4"/>// If score is 80 or greater</text:span></text:p>
      <text:p text:style-name="P145"><text:span text:style-name="Source_20_Text"><text:s text:c="4"/>case grade &gt;= 80:</text:span></text:p>
      <text:p text:style-name="P145"><text:span text:style-name="Source_20_Text"><text:s text:c="8"/>console.log("B");</text:span></text:p>
      <text:p text:style-name="P145"><text:span text:style-name="Source_20_Text"><text:s text:c="8"/>break;</text:span></text:p>
      <text:p text:style-name="P145"><text:span text:style-name="Source_20_Text"><text:s text:c="4"/>// If score is 70 or greater</text:span></text:p>
      <text:p text:style-name="P145"><text:span text:style-name="Source_20_Text"><text:s text:c="4"/>case grade &gt;= 70:</text:span></text:p>
      <text:p text:style-name="P145"><text:span text:style-name="Source_20_Text"><text:s text:c="8"/>console.log("C");</text:span></text:p>
      <text:p text:style-name="P145"><text:span text:style-name="Source_20_Text"><text:s text:c="8"/>break;</text:span></text:p>
      <text:p text:style-name="P145"><text:span text:style-name="Source_20_Text"><text:s text:c="4"/>// If score is 60 or greater</text:span></text:p>
      <text:p text:style-name="P145"><text:span text:style-name="Source_20_Text"><text:s text:c="4"/>case grade &gt;= 60:</text:span></text:p>
      <text:p text:style-name="P145"><text:span text:style-name="Source_20_Text"><text:s text:c="8"/>console.log("D");</text:span></text:p>
      <text:p text:style-name="P145"><text:span text:style-name="Source_20_Text"><text:s text:c="8"/>break;</text:span></text:p>
      <text:p text:style-name="P145"><text:span text:style-name="Source_20_Text"><text:s text:c="4"/>// Anything 59 or below is failing</text:span></text:p>
      <text:p text:style-name="P145"><text:span text:style-name="Source_20_Text"><text:s text:c="4"/>default:</text:span></text:p>
      <text:p text:style-name="P145"><text:span text:style-name="Source_20_Text"><text:s text:c="8"/>console.log("F");</text:span></text:p>
      <text:p text:style-name="P152"><text:span text:style-name="Source_20_Text">}</text:span></text:p>
      <text:p text:style-name="P43"><text:soft-page-break/><text:span text:style-name="Source_20_Text"><text:span text:style-name="T46"/></text:span></text:p>
      <text:p text:style-name="P43"><text:span text:style-name="Source_20_Text"><text:span text:style-name="T46">You can also make the output of multiple cases the same with this example syntax:</text:span></text:span></text:p>
      <text:p text:style-name="P153"><text:span text:style-name="Source_20_Text"><text:span text:style-name="T88">// Get number corresponding to the current month, with 0 being January and 11 being December</text:span></text:span></text:p>
      <text:p text:style-name="P145"><text:span text:style-name="Source_20_Text">const month = new Date().getMonth();</text:span></text:p>
      <text:p text:style-name="P145"/>
      <text:p text:style-name="P145"><text:span text:style-name="Source_20_Text">switch (month) {</text:span></text:p>
      <text:p text:style-name="P145"><text:span text:style-name="Source_20_Text"><text:s text:c="4"/>// January, February, March</text:span></text:p>
      <text:p text:style-name="P145"><text:span text:style-name="Source_20_Text"><text:s text:c="4"/>case 0:</text:span></text:p>
      <text:p text:style-name="P145"><text:span text:style-name="Source_20_Text"><text:s text:c="4"/>case 1:</text:span></text:p>
      <text:p text:style-name="P145"><text:span text:style-name="Source_20_Text"><text:s text:c="4"/>case 2:</text:span></text:p>
      <text:p text:style-name="P145"><text:span text:style-name="Source_20_Text"><text:s text:c="8"/>console.log("Winter");</text:span></text:p>
      <text:p text:style-name="P145"><text:span text:style-name="Source_20_Text"><text:s text:c="8"/>break;</text:span></text:p>
      <text:p text:style-name="P145"><text:span text:style-name="Source_20_Text"><text:s text:c="4"/>// April, May, June</text:span></text:p>
      <text:p text:style-name="P145"><text:span text:style-name="Source_20_Text"><text:s text:c="4"/>case 3:</text:span></text:p>
      <text:p text:style-name="P145"><text:span text:style-name="Source_20_Text"><text:s text:c="4"/>case 4:</text:span></text:p>
      <text:p text:style-name="P145"><text:span text:style-name="Source_20_Text"><text:s text:c="4"/>case 5:</text:span></text:p>
      <text:p text:style-name="P145"><text:span text:style-name="Source_20_Text"><text:s text:c="8"/>console.log("Spring");</text:span></text:p>
      <text:p text:style-name="P145"><text:span text:style-name="Source_20_Text"><text:s text:c="8"/>break;</text:span></text:p>
      <text:p text:style-name="P145"><text:span text:style-name="Source_20_Text"><text:s text:c="4"/>// July, August, September</text:span></text:p>
      <text:p text:style-name="P145"><text:span text:style-name="Source_20_Text"><text:s text:c="4"/>case 6:</text:span></text:p>
      <text:p text:style-name="P145"><text:span text:style-name="Source_20_Text"><text:s text:c="4"/>case 7:</text:span></text:p>
      <text:p text:style-name="P145"><text:span text:style-name="Source_20_Text"><text:s text:c="4"/>case 8:</text:span></text:p>
      <text:p text:style-name="P145"><text:span text:style-name="Source_20_Text"><text:s text:c="8"/>console.log("Summer");</text:span></text:p>
      <text:p text:style-name="P145"><text:span text:style-name="Source_20_Text"><text:s text:c="8"/>break;</text:span></text:p>
      <text:p text:style-name="P145"><text:span text:style-name="Source_20_Text"><text:s text:c="4"/>// October, November, December</text:span></text:p>
      <text:p text:style-name="P145"><text:span text:style-name="Source_20_Text"><text:s text:c="4"/>case 9:</text:span></text:p>
      <text:p text:style-name="P145"><text:span text:style-name="Source_20_Text"><text:s text:c="4"/>case 10:</text:span></text:p>
      <text:p text:style-name="P145"><text:span text:style-name="Source_20_Text"><text:s text:c="4"/>case 11:</text:span></text:p>
      <text:p text:style-name="P145"><text:span text:style-name="Source_20_Text"><text:s text:c="8"/>console.log("Autumn");</text:span></text:p>
      <text:p text:style-name="P145"><text:span text:style-name="Source_20_Text"><text:s text:c="8"/>break;</text:span></text:p>
      <text:p text:style-name="P145"><text:span text:style-name="Source_20_Text"><text:s text:c="4"/>default:</text:span></text:p>
      <text:p text:style-name="P145"><text:span text:style-name="Source_20_Text"><text:s text:c="8"/>console.log("Something went wrong.");</text:span></text:p>
      <text:p text:style-name="P152"><text:span text:style-name="Source_20_Text">}</text:span></text:p>
      <text:p text:style-name="P152"><text:span text:style-name="Source_20_Text"/></text:p>
      <text:p text:style-name="P105"/>
      <text:p text:style-name="P28"><text:span text:style-name="T53">Ternary Operator ? :</text:span><text:span text:style-name="T38"> </text:span></text:p>
      <text:p text:style-name="P28"><text:span text:style-name="T42">A</text:span><text:span text:style-name="T39">lso called </text:span><text:span text:style-name="T38">Conditional Operator </text:span><text:span text:style-name="T39">is a shorthand way to do one thing if a value is true, or the other thing if the value is false. </text:span><text:span text:style-name="T40">Basically if/else.</text:span><text:span text:style-name="T41"> Can be sequenced for multiple conditions.</text:span></text:p>
      <text:p text:style-name="P29"><text:span text:style-name="T39">Example:</text:span><text:span text:style-name="T42"> (condition) ? run this code : run this code instead</text:span></text:p>
      <text:p text:style-name="P44"><text:span text:style-name="Source_20_Text"><text:span text:style-name="T39"/></text:span></text:p>
      <text:p text:style-name="P94"/>
      <text:p text:style-name="P107"/>
      <text:p text:style-name="P95">Functions</text:p>
      <text:list xml:id="list2503333044" text:style-name="L3">
        <text:list-item>
          <text:p text:style-name="P133"><text:span text:style-name="Source_20_Text"><text:span text:style-name="T70">Functions in JavaScript are special values, and can be </text:span></text:span><text:span text:style-name="Source_20_Text"><text:span text:style-name="T72">made</text:span></text:span><text:span text:style-name="Source_20_Text"><text:span text:style-name="T70"> in multiple ways.</text:span></text:span></text:p>
        </text:list-item>
      </text:list>
      <text:list xml:id="list1349855551" text:style-name="L4">
        <text:list-item>
          <text:p text:style-name="P139"><text:span text:style-name="Source_20_Text"><text:span text:style-name="T77">This is a </text:span></text:span><text:span text:style-name="Source_20_Text"><text:span text:style-name="T71">Function Declaration</text:span></text:span><text:span text:style-name="Source_20_Text"><text:span text:style-name="T72">: It can be used before it is defined.</text:span></text:span></text:p>
          <text:list>
            <text:list-item>
              <text:list>
                <text:list-header>
                  <text:p text:style-name="P140"><text:span text:style-name="Source_20_Text"><text:span text:style-name="T73">Function declarations are scoped by block, </text:span></text:span><text:span text:style-name="Source_20_Text"><text:span text:style-name="T78">use expression to assign to a variable outside of that block if it needs to be used outside of the block in which it was declared (example, two <text:s/>alternative declarations depending on an expression in an if statement).</text:span></text:span></text:p>
                </text:list-header>
              </text:list>
            </text:list-item>
          </text:list>
          <text:p text:style-name="P139"><text:span text:style-name="Source_20_Text"><text:span text:style-name="T71"/></text:span></text:p>
          <text:list>
            <text:list-item>
              <text:list>
                <text:list-header>
                  <text:p text:style-name="P138"><text:span text:style-name="Source_20_Text"><text:span text:style-name="T90">function sayHi() {</text:span></text:span></text:p>
                </text:list-header>
              </text:list>
            </text:list-item>
          </text:list>
        </text:list-item>
      </text:list>
      <text:p text:style-name="Preformatted_20_Text"><text:span text:style-name="Source_20_Text"><text:s/></text:span><text:span text:style-name="Source_20_Text"><text:span text:style-name="T99"><text:tab/><text:tab/></text:span></text:span><text:span text:style-name="Source_20_Text">alert( "Hello" );</text:span></text:p>
      <text:p text:style-name="P142"><text:span text:style-name="Source_20_Text"><text:span text:style-name="T99"><text:tab/><text:tab/></text:span></text:span><text:span text:style-name="Source_20_Text">}</text:span></text:p>
      <text:list xml:id="list101023244566316" text:continue-numbering="true" text:style-name="L4">
        <text:list-item>
          <text:p text:style-name="P139"><text:span text:style-name="Source_20_Text"><text:span text:style-name="T77">This is a </text:span></text:span><text:span text:style-name="Source_20_Text"><text:span text:style-name="T71">Function Expression</text:span></text:span><text:span text:style-name="Source_20_Text"><text:span text:style-name="T72">: It can only be used after the execution reaches it.</text:span></text:span></text:p>
          <text:p text:style-name="P139"><text:span text:style-name="Source_20_Text"><text:span text:style-name="T71"/></text:span></text:p>
          <text:list>
            <text:list-item>
              <text:list>
                <text:list-header>
                  <text:p text:style-name="P138"><text:span text:style-name="Source_20_Text"><text:span text:style-name="T90">let sayHi = function() {</text:span></text:span></text:p>
                </text:list-header>
              </text:list>
            </text:list-item>
          </text:list>
        </text:list-item>
      </text:list>
      <text:p text:style-name="Preformatted_20_Text"><text:span text:style-name="Source_20_Text"><text:s text:c="2"/></text:span><text:span text:style-name="Source_20_Text"><text:span text:style-name="T99"><text:tab/><text:tab/></text:span></text:span><text:span text:style-name="Source_20_Text">alert( "Hello" );</text:span></text:p>
      <text:p text:style-name="P142"><text:span text:style-name="Source_20_Text"><text:span text:style-name="T99"><text:tab/><text:tab/></text:span></text:span><text:span text:style-name="Source_20_Text">};</text:span></text:p>
      <text:list xml:id="list101021872910758" text:continue-numbering="true" text:style-name="L4">
        <text:list-header>
          <text:p text:style-name="P139"><text:span text:style-name="Source_20_Text"><text:span text:style-name="T77"/></text:span></text:p>
        </text:list-header>
        <text:list-item>
          <text:p text:style-name="P141"><text:span text:style-name="Source_20_Text"><text:span text:style-name="T79">There are also </text:span></text:span><text:span text:style-name="Source_20_Text"><text:span text:style-name="T74">Arrow Functions </text:span></text:span><text:span text:style-name="Source_20_Text"><text:span text:style-name="T79">which provide a concise syntax of </text:span></text:span><text:span text:style-name="Source_20_Text"><text:span text:style-name="T74">Function <text:tab/>Expressions</text:span></text:span><text:span text:style-name="Source_20_Text"><text:span text:style-name="T79"> to return a value. </text:span></text:span></text:p>
          <text:list>
            <text:list-item>
              <text:list>
                <text:list-header>
                  <text:p text:style-name="P141"><text:span text:style-name="Source_20_Text"><text:span text:style-name="T92"/></text:span></text:p>
                  <text:p text:style-name="P141"><text:span text:style-name="Source_20_Text"><text:span text:style-name="T98">let sum = (a, b) =&gt; a + b;</text:span></text:span></text:p>
                </text:list-header>
              </text:list>
            </text:list-item>
          </text:list>
        </text:list-item>
      </text:list>
      <text:p text:style-name="P155"/>
      <text:p text:style-name="P154"><text:span text:style-name="Source_20_Text"><text:span text:style-name="T94">/* This arrow function is a shorter form of:</text:span></text:span></text:p>
      <text:p text:style-name="P155"/>
      <text:p text:style-name="P154"><text:span text:style-name="Source_20_Text"><text:span text:style-name="T94">let sum = function(a, b) {</text:span></text:span></text:p>
      <text:p text:style-name="P154"><text:span text:style-name="Source_20_Text"><text:span text:style-name="T94"><text:s text:c="2"/>return a + b;</text:span></text:span></text:p>
      <text:p text:style-name="P154"><text:span text:style-name="Source_20_Text"><text:span text:style-name="T94">};</text:span></text:span></text:p>
      <text:p text:style-name="P154"><text:span text:style-name="Source_20_Text"><text:span text:style-name="T94">*/</text:span></text:span></text:p>
      <text:p text:style-name="P155"/>
      <text:p text:style-name="P156"><text:span text:style-name="Source_20_Text"><text:span text:style-name="T94">alert( sum(1, 2) ); // 3</text:span></text:span></text:p>
      <text:list xml:id="list101022754428939" text:continue-numbering="true" text:style-name="L4">
        <text:list-item>
          <text:list>
            <text:list-item>
              <text:list>
                <text:list-header>
                  <text:p text:style-name="P141"><text:span text:style-name="Source_20_Text"><text:span text:style-name="T98"/></text:span></text:p>
                </text:list-header>
              </text:list>
            </text:list-item>
          </text:list>
        </text:list-item>
        <text:list-item>
          <text:p text:style-name="P139"><text:span text:style-name="Source_20_Text"><text:span text:style-name="T77">This shows that </text:span></text:span><text:span text:style-name="Source_20_Text"><text:span text:style-name="T71">you can assign a</text:span></text:span><text:span text:style-name="Source_20_Text"><text:span text:style-name="T72">n existing</text:span></text:span><text:span text:style-name="Source_20_Text"><text:span text:style-name="T71"> function's value to another function.</text:span></text:span></text:p>
          <text:p text:style-name="P139"><text:span text:style-name="Source_20_Text"><text:span text:style-name="T77"/></text:span></text:p>
          <text:list>
            <text:list-item>
              <text:list>
                <text:list-header>
                  <text:p text:style-name="P138"><text:span text:style-name="Source_20_Text"><text:span text:style-name="T90">function sayHi() { <text:s text:c="2"/>// (1) create</text:span></text:span></text:p>
                </text:list-header>
              </text:list>
            </text:list-item>
          </text:list>
        </text:list-item>
      </text:list>
      <text:p text:style-name="P157"><text:span text:style-name="Source_20_Text"><text:s text:c="2"/></text:span><text:span text:style-name="Source_20_Text"><text:span text:style-name="T99"><text:tab/><text:tab/></text:span></text:span><text:span text:style-name="Source_20_Text">alert( "Hello" );</text:span></text:p>
      <text:p text:style-name="P157"><text:span text:style-name="Source_20_Text"><text:span text:style-name="T99"><text:tab/><text:tab/></text:span></text:span><text:span text:style-name="Source_20_Text">}</text:span></text:p>
      <text:p text:style-name="P157"/>
      <text:p text:style-name="P157"><text:span text:style-name="Source_20_Text"><text:span text:style-name="T99"><text:tab/><text:tab/></text:span></text:span><text:span text:style-name="Source_20_Text">let func = sayHi; <text:s text:c="3"/>// (2) copy</text:span></text:p>
      <text:p text:style-name="P157"/>
      <text:p text:style-name="P157"><text:span text:style-name="Source_20_Text"><text:span text:style-name="T99"><text:tab/><text:tab/></text:span></text:span><text:span text:style-name="Source_20_Text">func(); // Hello <text:s text:c="4"/>// (3) run the copy (it works)!</text:span></text:p>
      <text:p text:style-name="P158"><text:span text:style-name="Source_20_Text"><text:span text:style-name="T99"><text:tab/><text:tab/></text:span></text:span><text:span text:style-name="Source_20_Text">sayHi(); // Hello <text:s text:c="3"/>// <text:s text:c="4"/>this still works too (why wouldn't it)</text:span></text:p>
      <text:p text:style-name="P144"><text:span text:style-name="Source_20_Text"><text:span text:style-name="T67">alert(sayHi)</text:span></text:span><text:span text:style-name="Source_20_Text"><text:span text:style-name="T82"> in th</text:span></text:span><text:span text:style-name="Source_20_Text"><text:span text:style-name="T83">ese</text:span></text:span><text:span text:style-name="Source_20_Text"><text:span text:style-name="T82"> example</text:span></text:span><text:span text:style-name="Source_20_Text"><text:span text:style-name="T83">s</text:span></text:span><text:span text:style-name="Source_20_Text"><text:span text:style-name="T82"> would show the code of the function sayHi</text:span></text:span></text:p>
      <text:p text:style-name="P91"><text:span text:style-name="T54">functions</text:span><text:span text:style-name="T55"> that are part of objects are called </text:span><text:span text:style-name="T54">methods</text:span></text:p>
      <text:p text:style-name="P127"><text:span text:style-name="Source_20_Text"><text:span text:style-name="T62">they are</text:span></text:span><text:span text:style-name="Source_20_Text"><text:span text:style-name="T64"> usually</text:span></text:span><text:span text:style-name="Source_20_Text"><text:span text:style-name="T62"> made like this:</text:span></text:span></text:p>
      <text:p text:style-name="P136"><text:span text:style-name="Source_20_Text"><text:span text:style-name="T93">function myFunction()</text:span></text:span></text:p>
      <text:p text:style-name="P136"><text:soft-page-break/><text:span text:style-name="Source_20_Text"><text:span text:style-name="T93">{</text:span></text:span></text:p>
      <text:p text:style-name="P136"><text:span text:style-name="Source_20_Text"><text:span text:style-name="T93"><text:tab/>code to run when invoked;</text:span></text:span></text:p>
      <text:p text:style-name="P136"><text:span text:style-name="Source_20_Text"><text:span text:style-name="T93">}</text:span></text:span></text:p>
      <text:p text:style-name="P132"><text:span text:style-name="Source_20_Text"><text:span text:style-name="T64"/></text:span></text:p>
      <text:p text:style-name="P131"><text:span text:style-name="Source_20_Text"><text:span text:style-name="T65">Naming</text:span></text:span><text:span text:style-name="Source_20_Text"><text:span text:style-name="T63"> a function should follow some unofficial conventions; use a verb as a prefix to vaguely describe the action of the function (get, show, check, create, calc, etc.) and give the function a descriptive name.</text:span></text:span></text:p>
      <text:p text:style-name="P131"><text:span text:style-name="Source_20_Text"><text:span text:style-name="T65">One function one action </text:span></text:span><text:span text:style-name="Source_20_Text"><text:span text:style-name="T63">is the general rule. A function should only do what its name implies, nothing more. Separate functions should be made to do more, and if two or more functions are generally used together a third function should be made that calls those other functions</text:span></text:span><text:span text:style-name="Source_20_Text"><text:span text:style-name="T65">Split large complex functions into smaller functions. </text:span></text:span><text:span text:style-name="Source_20_Text"><text:span text:style-name="T63">This helps with code readability, and those smaller functions can be interpreted as comments/self-describing code. It's also just easier to remember what's going on...</text:span></text:span></text:p>
      <text:p text:style-name="P134"><text:span text:style-name="Source_20_Text"><text:span text:style-name="T66">Anonymous functions</text:span></text:span><text:span text:style-name="Source_20_Text"><text:span text:style-name="T62"> are functions with no name, and are generally used with an event handler.</text:span></text:span></text:p>
      <text:p text:style-name="P136"><text:span text:style-name="Source_20_Text"><text:span text:style-name="T93">function()</text:span></text:span></text:p>
      <text:p text:style-name="P136"><text:span text:style-name="Source_20_Text"><text:span text:style-name="T93">{code}</text:span></text:span></text:p>
      <text:p text:style-name="P136"><text:span text:style-name="Source_20_Text"><text:span text:style-name="T62"/></text:span></text:p>
      <text:p text:style-name="P136"><text:span text:style-name="Source_20_Text"><text:span text:style-name="T62">With an event handler example:</text:span></text:span></text:p>
      <text:p text:style-name="P146"><text:span text:style-name="Source_20_Text"><text:span text:style-name="T93">const myButton = document.querySelector('button');</text:span></text:span></text:p>
      <text:p text:style-name="P147"/>
      <text:p text:style-name="P145"><text:span text:style-name="Source_20_Text"><text:span text:style-name="T94">myButton.onclick = function() {</text:span></text:span></text:p>
      <text:p text:style-name="P145"><text:span text:style-name="Source_20_Text"><text:span text:style-name="T94"><text:s text:c="2"/>alert('hello');</text:span></text:span></text:p>
      <text:p text:style-name="P152"><text:span text:style-name="Source_20_Text"><text:span text:style-name="T94">}</text:span></text:span></text:p>
      <text:p text:style-name="P128"><text:span text:style-name="Source_20_Text"><text:span text:style-name="T75">Functions have their own </text:span></text:span><text:span text:style-name="Source_20_Text"><text:span text:style-name="T68">scope</text:span></text:span><text:span text:style-name="Source_20_Text"><text:span text:style-name="T75">, anything defined within the scope of the function is inaccessible outside of that function (for security and organization purposes).</text:span></text:span></text:p>
      <text:p text:style-name="P128"><text:span text:style-name="Source_20_Text"><text:span text:style-name="T75">If your HTML contains two separate scripts, and both scripts contain a function with the same name, only the function belonging to the first script will be used. The other will be ignored.</text:span></text:span></text:p>
      <text:p text:style-name="P129"><text:span text:style-name="Source_20_Text"><text:span text:style-name="T69">Default parameters </text:span></text:span><text:span text:style-name="Source_20_Text"><text:span text:style-name="T76">By default, if no value is passed as a parameter in a function, then the expected value of that parameter becomes </text:span></text:span><text:span text:style-name="Source_20_Text"><text:span text:style-name="T80">undefined. </text:span></text:span><text:span text:style-name="Source_20_Text"><text:span text:style-name="T81">You can also assign your own default value of a parameter when making the function by assigning a value in the paramater. Examples:</text:span></text:span></text:p>
      <text:p text:style-name="P129"><text:span text:style-name="Source_20_Text"><text:span text:style-name="T95"/></text:span></text:p>
      <text:p text:style-name="P135"><text:span text:style-name="Source_20_Text"><text:span text:style-name="T95">function example(num1, </text:span></text:span><text:span text:style-name="Source_20_Text"><text:span text:style-name="T96">num2 = 500</text:span></text:span><text:span text:style-name="Source_20_Text"><text:span text:style-name="T95">){</text:span></text:span></text:p>
      <text:p text:style-name="P135"><text:span text:style-name="Source_20_Text"><text:span text:style-name="T95">stuff</text:span></text:span></text:p>
      <text:p text:style-name="P135"><text:span text:style-name="Source_20_Text"><text:span text:style-name="T95">}</text:span></text:span></text:p>
      <text:p text:style-name="P135"><text:span text:style-name="Source_20_Text"><text:span text:style-name="T95">function example2(num1 = anotherFunction(), num2){</text:span></text:span></text:p>
      <text:p text:style-name="P135"><text:span text:style-name="Source_20_Text"><text:span text:style-name="T95">stuff</text:span></text:span></text:p>
      <text:p text:style-name="P135"><text:span text:style-name="Source_20_Text"><text:span text:style-name="T95">}</text:span></text:span></text:p>
      <text:p text:style-name="P41"><text:soft-page-break/><text:span text:style-name="Source_20_Text"><text:span text:style-name="T6"/></text:span></text:p>
      <text:p text:style-name="P130"><text:span text:style-name="Source_20_Text"><text:span text:style-name="T85">Default return </text:span></text:span><text:span text:style-name="Source_20_Text"><text:span text:style-name="T84">In JavaScript, if no return value is specified a function will return </text:span></text:span><text:span text:style-name="Source_20_Text"><text:span text:style-name="T86">undefined</text:span></text:span><text:span text:style-name="Source_20_Text"><text:span text:style-name="T84"> by default.</text:span></text:span></text:p>
      <text:p text:style-name="P130"><text:span text:style-name="Source_20_Text"><text:span text:style-name="T85">Return </text:span></text:span><text:span text:style-name="Source_20_Text"><text:span text:style-name="T84">in JavaScript must have the beginning of the value to be returned on the same line. If it's too long to fit on one line, </text:span></text:span><text:span text:style-name="Source_20_Text"><text:span text:style-name="T85">open a parenthesis on the same line as return</text:span></text:span><text:span text:style-name="Source_20_Text"><text:span text:style-name="T84"> or else JS will assign a semicolon and return undefined.</text:span></text:span></text:p>
      <text:p text:style-name="P77"><text:span text:style-name="T100">Callback Functions </text:span><text:span text:style-name="T25">Callback functions are functions that are inputted as parameters into another function to be called later, if necessary, within that function.</text:span></text:p>
      <text:p text:style-name="P9"/>
      <text:p text:style-name="P49">Example:</text:p>
      <text:p text:style-name="P149"><text:span text:style-name="Source_20_Text">function ask(question, </text:span><text:span text:style-name="Source_20_Text"><text:span text:style-name="T1">yes</text:span></text:span><text:span text:style-name="Source_20_Text">, </text:span><text:span text:style-name="Source_20_Text"><text:span text:style-name="T1">no</text:span></text:span><text:span text:style-name="Source_20_Text">) {</text:span></text:p>
      <text:p text:style-name="P145"><text:span text:style-name="Source_20_Text"><text:s text:c="2"/>if (confirm(question)) yes()</text:span></text:p>
      <text:p text:style-name="P145"><text:span text:style-name="Source_20_Text"><text:s text:c="2"/>else no();</text:span></text:p>
      <text:p text:style-name="P145"><text:span text:style-name="Source_20_Text">}</text:span></text:p>
      <text:p text:style-name="P145"/>
      <text:p text:style-name="P145"><text:span text:style-name="Source_20_Text">ask(</text:span></text:p>
      <text:p text:style-name="P145"><text:span text:style-name="Source_20_Text"><text:s text:c="2"/>"Do you agree?",</text:span></text:p>
      <text:p text:style-name="P145"><text:span text:style-name="Source_20_Text"><text:s text:c="2"/></text:span><text:span text:style-name="Source_20_Text"><text:span text:style-name="T1">function() { alert("You agreed."); }</text:span></text:span><text:span text:style-name="Source_20_Text">,</text:span></text:p>
      <text:p text:style-name="P145"><text:span text:style-name="Source_20_Text"><text:s text:c="2"/></text:span><text:span text:style-name="Source_20_Text"><text:span text:style-name="T1">function() { alert("You canceled the execution."); }</text:span></text:span></text:p>
      <text:p text:style-name="P152"><text:span text:style-name="Source_20_Text">);</text:span></text:p>
      <text:p text:style-name="P50">Within this example the bolded parts represent the callback functions. In this example, the two functions are <text:span text:style-name="T34">anonymous functions </text:span><text:span text:style-name="T38">(unnamed functions)</text:span><text:span text:style-name="T34">. </text:span></text:p>
      <text:p text:style-name="P50"><text:span text:style-name="T34"/></text:p>
      <text:p text:style-name="P51">Another example with a different syntax:</text:p>
      <text:p text:style-name="P51"/>
      <text:p text:style-name="P150"><text:span text:style-name="Source_20_Text">function ask(question, </text:span><text:span text:style-name="Source_20_Text"><text:span text:style-name="T1">yes</text:span></text:span><text:span text:style-name="Source_20_Text">, </text:span><text:span text:style-name="Source_20_Text"><text:span text:style-name="T1">no</text:span></text:span><text:span text:style-name="Source_20_Text">) {</text:span></text:p>
      <text:p text:style-name="P145"><text:span text:style-name="Source_20_Text"><text:s text:c="2"/>if (confirm(question)) yes()</text:span></text:p>
      <text:p text:style-name="P145"><text:span text:style-name="Source_20_Text"><text:s text:c="2"/>else no();</text:span></text:p>
      <text:p text:style-name="P145"><text:span text:style-name="Source_20_Text">}</text:span></text:p>
      <text:p text:style-name="P145"/>
      <text:p text:style-name="P145"><text:span text:style-name="Source_20_Text"><text:span text:style-name="T1">function showOk() {</text:span></text:span></text:p>
      <text:p text:style-name="P145"><text:span text:style-name="Source_20_Text"><text:span text:style-name="T1"><text:s text:c="2"/>alert( "You agreed." );</text:span></text:span></text:p>
      <text:p text:style-name="P145"><text:span text:style-name="Source_20_Text"><text:span text:style-name="T1">}</text:span></text:span></text:p>
      <text:p text:style-name="P151"/>
      <text:p text:style-name="P145"><text:span text:style-name="Source_20_Text"><text:span text:style-name="T1">function showCancel() {</text:span></text:span></text:p>
      <text:p text:style-name="P145"><text:span text:style-name="Source_20_Text"><text:span text:style-name="T1"><text:s text:c="2"/>alert( "You canceled the execution." );</text:span></text:span></text:p>
      <text:p text:style-name="P145"><text:span text:style-name="Source_20_Text"><text:span text:style-name="T1">}</text:span></text:span></text:p>
      <text:p text:style-name="P145"/>
      <text:p text:style-name="P145"><text:span text:style-name="Source_20_Text">// usage: functions showOk, showCancel are passed as arguments to ask</text:span></text:p>
      <text:p text:style-name="P152"><text:span text:style-name="Source_20_Text">ask("Do you agree?", </text:span><text:span text:style-name="Source_20_Text"><text:span text:style-name="T1">showOk</text:span></text:span><text:span text:style-name="Source_20_Text">, </text:span><text:span text:style-name="Source_20_Text"><text:span text:style-name="T1">showCancel</text:span></text:span><text:span text:style-name="Source_20_Text">);</text:span></text:p>
      <text:p text:style-name="P113">In this second example the callback functions are declared outside of the ask() function, but since they were inserted as the arguments for the parameters <text:span text:style-name="T34">yes</text:span> and <text:span text:style-name="T34">no</text:span> they are considered callback functions.</text:p>
      <text:p text:style-name="P113"/>
      <text:p text:style-name="P113"/>
      <text:p text:style-name="P125"/>
      <text:p text:style-name="P122">Arrays and Array Functions</text:p>
      <text:p text:style-name="P122"><text:span text:style-name="T55"/></text:p>
      <text:p text:style-name="P114"><text:span text:style-name="T54">Arrays </text:span><text:span text:style-name="T55">are variables that can store many values under the same name. Syntax below.</text:span></text:p>
      <text:p text:style-name="P114"><text:span text:style-name="T55"/></text:p>
      <text:p text:style-name="P110"><text:span text:style-name="T55">var array_name = [ item1, item2, ...]</text:span><text:span text:style-name="T57">;</text:span></text:p>
      <text:p text:style-name="P110"><text:span text:style-name="T55"/></text:p>
      <text:p text:style-name="P114"><text:span text:style-name="T55">You can access the </text:span><text:span text:style-name="T54">element </text:span><text:span text:style-name="T55">of an array through its </text:span><text:span text:style-name="T54">index number, starting at 0 for the first element.</text:span></text:p>
      <text:p text:style-name="P114"><text:span text:style-name="T54"/></text:p>
      <text:p text:style-name="P111"><text:span text:style-name="T54">var name = array_name[0]</text:span><text:span text:style-name="T59">;</text:span><text:span text:style-name="T54"> */assigns </text:span><text:span text:style-name="T35">item1</text:span><text:span text:style-name="T54"> as the value to variable </text:span><text:span text:style-name="T35">name */</text:span></text:p>
      <text:p text:style-name="P111"><text:span text:style-name="T35"/></text:p>
      <text:p text:style-name="P117"><text:span text:style-name="T54">You can also assign a value to a specific index.</text:span></text:p>
      <text:p text:style-name="P117"><text:span text:style-name="T54"/></text:p>
      <text:p text:style-name="P112"><text:span text:style-name="T54">array_name[0] = newValue;</text:span></text:p>
      <text:p text:style-name="P112"><text:span text:style-name="T54"/></text:p>
      <text:p text:style-name="P117"><text:span text:style-name="T54">In JavaScript, the full array can be accessed by referring to the array name.</text:span></text:p>
      <text:p text:style-name="P117"><text:span text:style-name="T54"/></text:p>
      <text:p text:style-name="P117"><text:span text:style-name="T54">In JS, </text:span><text:span text:style-name="T60">Arrays are objects, and can hold objects, functions, arrays.</text:span></text:p>
      <text:p text:style-name="P117"><text:span text:style-name="T60"/></text:p>
      <text:p text:style-name="P124">Array properties and functions:</text:p>
      <text:p text:style-name="P124"/>
      <text:p text:style-name="P118">arrayName.length <text:span text:style-name="T15">Is a property that returns the number of elements in the array.</text:span></text:p>
      <text:p text:style-name="P118"><text:span text:style-name="T15"/></text:p>
      <text:p text:style-name="P118">arrayName.sort() <text:span text:style-name="T15">Is a method that sorts arrays</text:span></text:p>
      <text:p text:style-name="P118"><text:span text:style-name="T15"/></text:p>
      <text:p text:style-name="P118">arrayName.forEach(function) <text:span text:style-name="T15">is a function that performs the parameter on each element of an array.</text:span></text:p>
      <text:p text:style-name="P118"><text:span text:style-name="T15"/></text:p>
      <text:p text:style-name="P119">arrayName.push()<text:span text:style-name="T15"> to add a new element to the end of an array.</text:span></text:p>
      <text:p text:style-name="P119"><text:span text:style-name="T15"/></text:p>
      <text:p text:style-name="P119">arrayName.isArray() <text:span text:style-name="T15">returns true if an array -- used instead of typeof because arrays are objects.</text:span></text:p>
      <text:p text:style-name="P119"><text:span text:style-name="T15"/></text:p>
      <text:p text:style-name="P119">arrayName.toString()<text:span text:style-name="T15"> returns the array as a single string consisting of the comma seperated values of said array.</text:span></text:p>
      <text:p text:style-name="P119"><text:span text:style-name="T15"/></text:p>
      <text:p text:style-name="P119">arrayName.join()<text:span text:style-name="T15"> behaves just like toString() but allows you to specify the separator (commas in toString) as a parameter.</text:span></text:p>
      <text:p text:style-name="P119"><text:span text:style-name="T15"/></text:p>
      <text:p text:style-name="P119"><text:span text:style-name="T15"/></text:p>
      <text:p text:style-name="P78">split("") <text:span text:style-name="T15">can be used to convert a string to an array. "," will split on commas, " " will split on spaces, and "|" will split on pipe. With no seperator, the returned array will contain the entire string on [0]. With "" as the seperator, will return an array of single characters.</text:span></text:p>
      <text:p text:style-name="P62"/>
      <text:p text:style-name="P79"><text:span text:style-name="T101">Array</text:span>.pop() <text:span text:style-name="T15">removes the last element from an array, and returned the value that was popped out.</text:span></text:p>
      <text:p text:style-name="P64"/>
      <text:p text:style-name="P80">.length<text:span text:style-name="T15"> can be used with the syntax of exStringArray[exStringArray.length] = "NewString"; to append an element.</text:span></text:p>
      <text:p text:style-name="P64"/>
      <text:p text:style-name="P79">Array.push("NewString") <text:span text:style-name="T15">adds the specified new </text:span><text:span text:style-name="T26">element </text:span><text:span text:style-name="T15">to the array at the end, and returns the new array length.</text:span></text:p>
      <text:p text:style-name="P64"><text:soft-page-break/></text:p>
      <text:p text:style-name="P79"><text:span text:style-name="T101">Array</text:span>.shift() <text:span text:style-name="T15">works similarly to pop(), but acts on the first element of the array and shifts the index of the remaining elements down. Returns the string that was shifted out.</text:span></text:p>
      <text:p text:style-name="P64"/>
      <text:p text:style-name="P79"><text:span text:style-name="T101">Array</text:span>.unshift("NewString") <text:span text:style-name="T15">works similarly to push, adds the new element at the beginning of the array and "unshifts" the indexes of other elements. Also returns the new array length</text:span></text:p>
      <text:p text:style-name="P64"/>
      <text:p text:style-name="P80">delete<text:span text:style-name="T15"> operator can be used on array elements to change that element to undefined. ex: delete exArray[0] would make the string stored at index 0 undefined. pop()</text:span><text:span text:style-name="T18">, shift(), or splice() should be used instead.</text:span></text:p>
      <text:p text:style-name="P67"/>
      <text:p text:style-name="P80"><text:span text:style-name="T101">Array</text:span>.splice(arg1, arg2, "NewString", "NewString2") <text:span text:style-name="T15">used to add new items to an array. arg1 is the index at which to add the items, arg2 is the number of elements to be removed</text:span><text:span text:style-name="T18"> (</text:span><text:span text:style-name="T28">remember 0 based index, so -1</text:span><text:span text:style-name="T18">)</text:span><text:span text:style-name="T15">. splice() returns an array of the removed elements.</text:span></text:p>
      <text:p text:style-name="P67"/>
      <text:p text:style-name="P81">splice()<text:span text:style-name="T15"> can be used to remove elements without leaving undefined "holes" in the array.</text:span><text:span text:style-name="T28"> </text:span></text:p>
      <text:p text:style-name="P67"/>
      <text:p text:style-name="P82">concat() <text:span text:style-name="T15">can merge existing arrays into a new array. </text:span><text:span text:style-name="T19">Can accept any number of array arguments. Can also accept values as arguments.</text:span><text:span text:style-name="T26"> Example:</text:span></text:p>
      <text:p text:style-name="P69"/>
      <text:p text:style-name="P102"><text:span text:style-name="T15">mergedArray = arrayOne.concat(arrayTwo</text:span><text:span text:style-name="T19">, arrayThree</text:span><text:span text:style-name="T15">);</text:span></text:p>
      <text:p text:style-name="P103">mergedArray = arrayOne.concat(["str1", "str2", "str3"]);</text:p>
      <text:p text:style-name="P104"/>
      <text:p text:style-name="P120">slice(<text:span text:style-name="T102">arg1, arg2</text:span>)<text:span text:style-name="T15"> </text:span><text:span text:style-name="T27">slices out a piece of an array <text:s/>(does not remove anything from old array) and returns it as a new array. Uses </text:span><text:span text:style-name="T37">arg1</text:span><text:span text:style-name="T27"> as the starting index and </text:span><text:span text:style-name="T37">arg2</text:span><text:span text:style-name="T27"> as the stopping index, if arg2 is omitted returns the rest of the array past </text:span><text:span text:style-name="T37">arg1</text:span><text:span text:style-name="T27">.</text:span></text:p>
      <text:p text:style-name="P120"><text:span text:style-name="T27"/></text:p>
      <text:p text:style-name="P126">Loops</text:p>
      <text:p text:style-name="P123"/>
      <text:p text:style-name="P121">Inline variables <text:span text:style-name="T15">inline variables are variables declared inside of the loop, and will only exist inside of said loop. Must declare variable before loop if you wish it to be visible outside of loop.</text:span></text:p>
      <text:p text:style-name="P123"><text:span text:style-name="T55"/></text:p>
      <text:p text:style-name="P115"><text:span text:style-name="T54">for(initializer, exit condition, iteration)</text:span><text:span text:style-name="T55"> The </text:span><text:span text:style-name="T36">initializer </text:span><text:span text:style-name="T55">is the value to be evaluated in the exit condition. The </text:span><text:span text:style-name="T36">exit condition</text:span><text:span text:style-name="T55"> ends the loop when false. </text:span><text:span text:style-name="T36">Iteration</text:span><text:span text:style-name="T55"> changes the value of the initializer at the end of one iteration of the loop.</text:span></text:p>
      <text:p text:style-name="P115"><text:span text:style-name="T55"/></text:p>
      <text:p text:style-name="P115"><text:span text:style-name="T54">while(condition) </text:span><text:span text:style-name="T55">In a while loop, the loop will continue to execute while the condition is true. You set the initializer before the while loop, and must change it within the body of the loop.</text:span></text:p>
      <text:p text:style-name="P115"><text:span text:style-name="T55"/></text:p>
      <text:p text:style-name="P115"><text:span text:style-name="T54">do...while(condition) </text:span><text:span text:style-name="T55">In JS, the body of the do while loop is between do and while. A do while loop will execute the body of the loop before evaluating the condition, which means even if the condition is false the loop will execute once.</text:span></text:p>
      <text:p text:style-name="P115"><text:span text:style-name="T55"/></text:p>
      <text:p text:style-name="P115"><text:span text:style-name="T54">break </text:span><text:span text:style-name="T55">Will break out of the loop.</text:span></text:p>
      <text:p text:style-name="P115"><text:span text:style-name="T55"/></text:p>
      <text:p text:style-name="P115"><text:span text:style-name="T54">continue </text:span><text:span text:style-name="T55">Skips to the next iteration of the loop</text:span><text:span text:style-name="T58">.</text:span></text:p>
      <text:p text:style-name="P115"><text:span text:style-name="T58"/></text:p>
      <text:p text:style-name="P116"><text:span text:style-name="T54">Labels </text:span><text:span text:style-name="T55">Loops can be labeled (syntax - labelName: )which is extremely useful for nested loops. You can </text:span><text:span text:style-name="T36">break</text:span><text:span text:style-name="T55"> out of nested loops using the label of a higher loop, where normally it would only break the current loop. Ex:</text:span></text:p>
      <text:p text:style-name="P116"><text:span text:style-name="T55"/></text:p>
      <text:p text:style-name="P159"><text:span text:style-name="Source_20_Text"><text:span text:style-name="T91">outer: for (let i = 0; i &lt; 3; i++) {</text:span></text:span></text:p>
      <text:p text:style-name="P137"/>
      <text:p text:style-name="Preformatted_20_Text"><text:span text:style-name="Source_20_Text"><text:span text:style-name="T87"><text:s text:c="2"/>for (let j = 0; j &lt; 3; j++) {</text:span></text:span></text:p>
      <text:p text:style-name="P137"/>
      <text:p text:style-name="Preformatted_20_Text"><text:span text:style-name="Source_20_Text"><text:span text:style-name="T87"><text:s text:c="4"/>let input = prompt(`Value at coords (${i},${j})`, '');</text:span></text:span></text:p>
      <text:p text:style-name="P137"/>
      <text:p text:style-name="Preformatted_20_Text"><text:span text:style-name="Source_20_Text"><text:span text:style-name="T87"><text:s text:c="4"/>// if an empty string or canceled, then break out of both loops</text:span></text:span></text:p>
      <text:p text:style-name="Preformatted_20_Text"><text:span text:style-name="Source_20_Text"><text:span text:style-name="T87"><text:s text:c="4"/>if (!input) break outer; // (*)</text:span></text:span></text:p>
      <text:p text:style-name="P137"/>
      <text:p text:style-name="Preformatted_20_Text"><text:span text:style-name="Source_20_Text"><text:span text:style-name="T87"><text:s text:c="4"/>// do something with the value...</text:span></text:span></text:p>
      <text:p text:style-name="Preformatted_20_Text"><text:span text:style-name="Source_20_Text"><text:span text:style-name="T87"><text:s text:c="2"/>}</text:span></text:span></text:p>
      <text:p text:style-name="Preformatted_20_Text"><text:span text:style-name="Source_20_Text"><text:span text:style-name="T87">}</text:span></text:span></text:p>
      <text:p text:style-name="P142"><text:span text:style-name="Source_20_Text"><text:span text:style-name="T87">alert('Done!');</text:span></text:span></text:p>
      <text:p text:style-name="P116"><text:span text:style-name="T55"/></text:p>
      <text:p text:style-name="P115"><text:span text:style-name="T55"/></text:p>
      <text:p text:style-name="P115"><text:span text:style-name="T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7T22:52:21.917868104</meta:creation-date>
    <meta:editing-duration>P8DT1H15M16S</meta:editing-duration>
    <meta:editing-cycles>33</meta:editing-cycles>
    <meta:generator>LibreOffice/6.0.7.3$Linux_X86_64 LibreOffice_project/00m0$Build-3</meta:generator>
    <dc:date>2020-02-19T10:10:21.198484741</dc:date>
    <meta:document-statistic meta:table-count="0" meta:image-count="0" meta:object-count="0" meta:page-count="14" meta:paragraph-count="285" meta:word-count="3262" meta:character-count="19613" meta:non-whitespace-character-count="16269"/>
  </office:meta>
</office:document-meta>
</file>